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fff&quot;/&quot;#f8f8f2&quot;/g&quot; *.svg" calcext:value-type="string">
            <text:p>sed -i --follow-symlinks "s/"#ffffff"/"#f8f8f2"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000&quot;/&quot;#282a36&quot;/g&quot; *.svg" calcext:value-type="string">
            <text:p>sed -i --follow-symlinks "s/"#000"/"#282a36"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f76628&quot;/&quot;#c7484a&quot;/g&quot; *.svg" calcext:value-type="string">
            <text:p>sed -i --follow-symlinks "s/"#f76628"/"#c7484a"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999999&quot;/&quot;#9ea0a6&quot;/g&quot; *.svg" calcext:value-type="string">
            <text:p>sed -i --follow-symlinks "s/"#999999"/"#9ea0a6"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afdde9&quot;/&quot;#a6edfa&quot;/g&quot; *.svg" calcext:value-type="string">
            <text:p>sed -i --follow-symlinks "s/"#afdde9"/"#a6edfa"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3a9d4a&quot;/&quot;#46c66a&quot;/g&quot; *.svg" calcext:value-type="string">
            <text:p>sed -i --follow-symlinks "s/"#3a9d4a"/"#46c66a"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f35450&quot;/&quot;#ff5555&quot;/g&quot; *.svg" calcext:value-type="string">
            <text:p>sed -i --follow-symlinks "s/"#f35450"/"#ff5555"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fec21a&quot;/&quot;#c7925b&quot;/g&quot; *.svg" calcext:value-type="string">
            <text:p>sed -i --follow-symlinks "s/"#fec21a"/"#c7925b"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f63163&quot;/&quot;#c7639f&quot;/g&quot; *.svg" calcext:value-type="string">
            <text:p>sed -i --follow-symlinks "s/"#f63163"/"#c7639f"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df5943&quot;/&quot;#ff5555&quot;/g&quot; *.svg" calcext:value-type="string">
            <text:p>sed -i --follow-symlinks "s/"#df5943"/"#ff5555"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ff9230&quot;/&quot;#ffb86c&quot;/g&quot; *.svg" calcext:value-type="string">
            <text:p>sed -i --follow-symlinks "s/"#ff9230"/"#ffb86c"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&quot;&amp;[.C91]&amp;&quot;#&quot;&amp;LOWER([.A91])&amp;[.C91]&amp;&quot;/&quot;&amp;[.C91]&amp;&quot;#&quot;&amp;LOWER([.B91])&amp;[.C91]&amp;&quot;/g&quot;&amp;[.C91]&amp;&quot; *.svg&quot;" office:value-type="string" office:string-value="sed -i --follow-symlinks &quot;s/&quot;#8542c2&quot;/&quot;#9576c5&quot;/g&quot; *.svg" calcext:value-type="string">
            <text:p>sed -i --follow-symlinks "s/"#8542c2"/"#9576c5"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&quot;&amp;[.C92]&amp;&quot;#&quot;&amp;LOWER([.A92])&amp;[.C92]&amp;&quot;/&quot;&amp;[.C92]&amp;&quot;#&quot;&amp;LOWER([.B92])&amp;[.C92]&amp;&quot;/g&quot;&amp;[.C92]&amp;&quot; *.svg&quot;" office:value-type="string" office:string-value="sed -i --follow-symlinks &quot;s/&quot;#986230&quot;/&quot;#c7925b&quot;/g&quot; *.svg" calcext:value-type="string">
            <text:p>sed -i --follow-symlinks "s/"#986230"/"#c7925b"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&quot;&amp;[.C93]&amp;&quot;#&quot;&amp;LOWER([.A93])&amp;[.C93]&amp;&quot;/&quot;&amp;[.C93]&amp;&quot;#&quot;&amp;LOWER([.B93])&amp;[.C93]&amp;&quot;/g&quot;&amp;[.C93]&amp;&quot; *.svg&quot;" office:value-type="string" office:string-value="sed -i --follow-symlinks &quot;s/&quot;#f7a42d&quot;/&quot;#c7925b&quot;/g&quot; *.svg" calcext:value-type="string">
            <text:p>sed -i --follow-symlinks "s/"#f7a42d"/"#c7925b"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&quot;&amp;[.C94]&amp;&quot;#&quot;&amp;LOWER([.A94])&amp;[.C94]&amp;&quot;/&quot;&amp;[.C94]&amp;&quot;#&quot;&amp;LOWER([.B94])&amp;[.C94]&amp;&quot;/g&quot;&amp;[.C94]&amp;&quot; *.svg&quot;" office:value-type="string" office:string-value="sed -i --follow-symlinks &quot;s/&quot;#f65252&quot;/&quot;#ff5555&quot;/g&quot; *.svg" calcext:value-type="string">
            <text:p>sed -i --follow-symlinks "s/"#f65252"/"#ff5555"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&quot;&amp;[.C95]&amp;&quot;#&quot;&amp;LOWER([.A95])&amp;[.C95]&amp;&quot;/&quot;&amp;[.C95]&amp;&quot;#&quot;&amp;LOWER([.B95])&amp;[.C95]&amp;&quot;/g&quot;&amp;[.C95]&amp;&quot; *.svg&quot;" office:value-type="string" office:string-value="sed -i --follow-symlinks &quot;s/&quot;#1facf5&quot;/&quot;#13b1d5&quot;/g&quot; *.svg" calcext:value-type="string">
            <text:p>sed -i --follow-symlinks "s/"#1facf5"/"#13b1d5"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&quot;&amp;[.C96]&amp;&quot;#&quot;&amp;LOWER([.A96])&amp;[.C96]&amp;&quot;/&quot;&amp;[.C96]&amp;&quot;#&quot;&amp;LOWER([.B96])&amp;[.C96]&amp;&quot;/g&quot;&amp;[.C96]&amp;&quot; *.svg&quot;" office:value-type="string" office:string-value="sed -i --follow-symlinks &quot;s/&quot;#fa4b2d&quot;/&quot;#ff5555&quot;/g&quot; *.svg" calcext:value-type="string">
            <text:p>sed -i --follow-symlinks "s/"#fa4b2d"/"#ff5555"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&quot;&amp;[.C97]&amp;&quot;#&quot;&amp;LOWER([.A97])&amp;[.C97]&amp;&quot;/&quot;&amp;[.C97]&amp;&quot;#&quot;&amp;LOWER([.B97])&amp;[.C97]&amp;&quot;/g&quot;&amp;[.C97]&amp;&quot; *.svg&quot;" office:value-type="string" office:string-value="sed -i --follow-symlinks &quot;s/&quot;#999&quot;/&quot;#9ea0a6&quot;/g&quot; *.svg" calcext:value-type="string">
            <text:p>sed -i --follow-symlinks "s/"#999"/"#9ea0a6"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&quot;&amp;[.C98]&amp;&quot;#&quot;&amp;LOWER([.A98])&amp;[.C98]&amp;&quot;/&quot;&amp;[.C98]&amp;&quot;#&quot;&amp;LOWER([.B98])&amp;[.C98]&amp;&quot;/g&quot;&amp;[.C98]&amp;&quot; *.svg&quot;" office:value-type="string" office:string-value="sed -i --follow-symlinks &quot;s/&quot;#333&quot;/&quot;#282a36&quot;/g&quot; *.svg" calcext:value-type="string">
            <text:p>sed -i --follow-symlinks "s/"#333"/"#282a36"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&quot;&amp;[.C99]&amp;&quot;#&quot;&amp;LOWER([.A99])&amp;[.C99]&amp;&quot;/&quot;&amp;[.C99]&amp;&quot;#&quot;&amp;LOWER([.B99])&amp;[.C99]&amp;&quot;/g&quot;&amp;[.C99]&amp;&quot; *.svg&quot;" office:value-type="string" office:string-value="sed -i --follow-symlinks &quot;s/&quot;#888&quot;/&quot;#717380&quot;/g&quot; *.svg" calcext:value-type="string">
            <text:p>sed -i --follow-symlinks "s/"#888"/"#717380"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&quot;&amp;[.C100]&amp;&quot;#&quot;&amp;LOWER([.A100])&amp;[.C100]&amp;&quot;/&quot;&amp;[.C100]&amp;&quot;#&quot;&amp;LOWER([.B100])&amp;[.C100]&amp;&quot;/g&quot;&amp;[.C100]&amp;&quot; *.svg&quot;" office:value-type="string" office:string-value="sed -i --follow-symlinks &quot;s/&quot;#37a6e6&quot;/&quot;#13b1d5&quot;/g&quot; *.svg" calcext:value-type="string">
            <text:p>sed -i --follow-symlinks "s/"#37a6e6"/"#13b1d5"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&quot;&amp;[.C101]&amp;&quot;#&quot;&amp;LOWER([.A101])&amp;[.C101]&amp;&quot;/&quot;&amp;[.C101]&amp;&quot;#&quot;&amp;LOWER([.B101])&amp;[.C101]&amp;&quot;/g&quot;&amp;[.C101]&amp;&quot; *.svg&quot;" office:value-type="string" office:string-value="sed -i --follow-symlinks &quot;s/&quot;#f46062&quot;/&quot;#ff5555&quot;/g&quot; *.svg" calcext:value-type="string">
            <text:p>sed -i --follow-symlinks "s/"#f46062"/"#ff5555"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&quot;&amp;[.C102]&amp;&quot;#&quot;&amp;LOWER([.A102])&amp;[.C102]&amp;&quot;/&quot;&amp;[.C102]&amp;&quot;#&quot;&amp;LOWER([.B102])&amp;[.C102]&amp;&quot;/g&quot;&amp;[.C102]&amp;&quot; *.svg&quot;" office:value-type="string" office:string-value="sed -i --follow-symlinks &quot;s/&quot;#51db51&quot;/&quot;#46c66a&quot;/g&quot; *.svg" calcext:value-type="string">
            <text:p>sed -i --follow-symlinks "s/"#51db51"/"#46c66a"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&quot;&amp;[.C103]&amp;&quot;#&quot;&amp;LOWER([.A103])&amp;[.C103]&amp;&quot;/&quot;&amp;[.C103]&amp;&quot;#&quot;&amp;LOWER([.B103])&amp;[.C103]&amp;&quot;/g&quot;&amp;[.C103]&amp;&quot; *.svg&quot;" office:value-type="string" office:string-value="sed -i --follow-symlinks &quot;s/&quot;#1463a5&quot;/&quot;#6272a4&quot;/g&quot; *.svg" calcext:value-type="string">
            <text:p>sed -i --follow-symlinks "s/"#1463a5"/"#6272a4"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&quot;&amp;[.C104]&amp;&quot;#&quot;&amp;LOWER([.A104])&amp;[.C104]&amp;&quot;/&quot;&amp;[.C104]&amp;&quot;#&quot;&amp;LOWER([.B104])&amp;[.C104]&amp;&quot;/g&quot;&amp;[.C104]&amp;&quot; *.svg&quot;" office:value-type="string" office:string-value="sed -i --follow-symlinks &quot;s/&quot;#8b4cc4&quot;/&quot;#9576c5&quot;/g&quot; *.svg" calcext:value-type="string">
            <text:p>sed -i --follow-symlinks "s/"#8b4cc4"/"#9576c5"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&quot;&amp;[.C105]&amp;&quot;#&quot;&amp;LOWER([.A105])&amp;[.C105]&amp;&quot;/&quot;&amp;[.C105]&amp;&quot;#&quot;&amp;LOWER([.B105])&amp;[.C105]&amp;&quot;/g&quot;&amp;[.C105]&amp;&quot; *.svg&quot;" office:value-type="string" office:string-value="sed -i --follow-symlinks &quot;s/&quot;#d253c8&quot;/&quot;#c7639f&quot;/g&quot; *.svg" calcext:value-type="string">
            <text:p>sed -i --follow-symlinks "s/"#d253c8"/"#c7639f"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&quot;&amp;[.C106]&amp;&quot;#&quot;&amp;LOWER([.A106])&amp;[.C106]&amp;&quot;/&quot;&amp;[.C106]&amp;&quot;#&quot;&amp;LOWER([.B106])&amp;[.C106]&amp;&quot;/g&quot;&amp;[.C106]&amp;&quot; *.svg&quot;" office:value-type="string" office:string-value="sed -i --follow-symlinks &quot;s/&quot;#326197&quot;/&quot;#515d85&quot;/g&quot; *.svg" calcext:value-type="string">
            <text:p>sed -i --follow-symlinks "s/"#326197"/"#515d85"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&quot;&amp;[.C107]&amp;&quot;#&quot;&amp;LOWER([.A107])&amp;[.C107]&amp;&quot;/&quot;&amp;[.C107]&amp;&quot;#&quot;&amp;LOWER([.B107])&amp;[.C107]&amp;&quot;/g&quot;&amp;[.C107]&amp;&quot; *.svg&quot;" office:value-type="string" office:string-value="sed -i --follow-symlinks &quot;s/&quot;#fa6a5d&quot;/&quot;#fd7e7c&quot;/g&quot; *.svg" calcext:value-type="string">
            <text:p>sed -i --follow-symlinks "s/"#fa6a5d"/"#fd7e7c"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&quot;&amp;[.C108]&amp;&quot;#&quot;&amp;LOWER([.A108])&amp;[.C108]&amp;&quot;/&quot;&amp;[.C108]&amp;&quot;#&quot;&amp;LOWER([.B108])&amp;[.C108]&amp;&quot;/g&quot;&amp;[.C108]&amp;&quot; *.svg&quot;" office:value-type="string" office:string-value="sed -i --follow-symlinks &quot;s/&quot;#ff5959&quot;/&quot;#ff5555&quot;/g&quot; *.svg" calcext:value-type="string">
            <text:p>sed -i --follow-symlinks "s/"#ff5959"/"#ff5555"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&quot;&amp;[.C109]&amp;&quot;#&quot;&amp;LOWER([.A109])&amp;[.C109]&amp;&quot;/&quot;&amp;[.C109]&amp;&quot;#&quot;&amp;LOWER([.B109])&amp;[.C109]&amp;&quot;/g&quot;&amp;[.C109]&amp;&quot; *.svg&quot;" office:value-type="string" office:string-value="sed -i --follow-symlinks &quot;s/&quot;#f5980c&quot;/&quot;#c7925b&quot;/g&quot; *.svg" calcext:value-type="string">
            <text:p>sed -i --follow-symlinks "s/"#f5980c"/"#c7925b"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&quot;&amp;[.C110]&amp;&quot;#&quot;&amp;LOWER([.A110])&amp;[.C110]&amp;&quot;/&quot;&amp;[.C110]&amp;&quot;#&quot;&amp;LOWER([.B110])&amp;[.C110]&amp;&quot;/g&quot;&amp;[.C110]&amp;&quot; *.svg&quot;" office:value-type="string" office:string-value="sed -i --follow-symlinks &quot;s/&quot;#f5990e&quot;/&quot;#c7925b&quot;/g&quot; *.svg" calcext:value-type="string">
            <text:p>sed -i --follow-symlinks "s/"#f5990e"/"#c7925b"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&quot;&amp;[.C111]&amp;&quot;#&quot;&amp;LOWER([.A111])&amp;[.C111]&amp;&quot;/&quot;&amp;[.C111]&amp;&quot;#&quot;&amp;LOWER([.B111])&amp;[.C111]&amp;&quot;/g&quot;&amp;[.C111]&amp;&quot; *.svg&quot;" office:value-type="string" office:string-value="sed -i --follow-symlinks &quot;s/&quot;#3b549d&quot;/&quot;#515d85&quot;/g&quot; *.svg" calcext:value-type="string">
            <text:p>sed -i --follow-symlinks "s/"#3b549d"/"#515d85"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&quot;&amp;[.C112]&amp;&quot;#&quot;&amp;LOWER([.A112])&amp;[.C112]&amp;&quot;/&quot;&amp;[.C112]&amp;&quot;#&quot;&amp;LOWER([.B112])&amp;[.C112]&amp;&quot;/g&quot;&amp;[.C112]&amp;&quot; *.svg&quot;" office:value-type="string" office:string-value="sed -i --follow-symlinks &quot;s/&quot;#ff7643&quot;/&quot;#c7925b&quot;/g&quot; *.svg" calcext:value-type="string">
            <text:p>sed -i --follow-symlinks "s/"#ff7643"/"#c7925b"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&quot;&amp;[.C113]&amp;&quot;#&quot;&amp;LOWER([.A113])&amp;[.C113]&amp;&quot;/&quot;&amp;[.C113]&amp;&quot;#&quot;&amp;LOWER([.B113])&amp;[.C113]&amp;&quot;/g&quot;&amp;[.C113]&amp;&quot; *.svg&quot;" office:value-type="string" office:string-value="sed -i --follow-symlinks &quot;s/&quot;#7e8087&quot;/&quot;#717380&quot;/g&quot; *.svg" calcext:value-type="string">
            <text:p>sed -i --follow-symlinks "s/"#7e8087"/"#717380"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&quot;&amp;[.C114]&amp;&quot;#&quot;&amp;LOWER([.A114])&amp;[.C114]&amp;&quot;/&quot;&amp;[.C114]&amp;&quot;#&quot;&amp;LOWER([.B114])&amp;[.C114]&amp;&quot;/g&quot;&amp;[.C114]&amp;&quot; *.svg&quot;" office:value-type="string" office:string-value="sed -i --follow-symlinks &quot;s/&quot;#d7616a&quot;/&quot;#fd7e7c&quot;/g&quot; *.svg" calcext:value-type="string">
            <text:p>sed -i --follow-symlinks "s/"#d7616a"/"#fd7e7c"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&quot;&amp;[.C115]&amp;&quot;#&quot;&amp;LOWER([.A115])&amp;[.C115]&amp;&quot;/&quot;&amp;[.C115]&amp;&quot;#&quot;&amp;LOWER([.B115])&amp;[.C115]&amp;&quot;/g&quot;&amp;[.C115]&amp;&quot; *.svg&quot;" office:value-type="string" office:string-value="sed -i --follow-symlinks &quot;s/&quot;#e73625&quot;/&quot;#c7484a&quot;/g&quot; *.svg" calcext:value-type="string">
            <text:p>sed -i --follow-symlinks "s/"#e73625"/"#c7484a"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&quot;&amp;[.C116]&amp;&quot;#&quot;&amp;LOWER([.A116])&amp;[.C116]&amp;&quot;/&quot;&amp;[.C116]&amp;&quot;#&quot;&amp;LOWER([.B116])&amp;[.C116]&amp;&quot;/g&quot;&amp;[.C116]&amp;&quot; *.svg&quot;" office:value-type="string" office:string-value="sed -i --follow-symlinks &quot;s/&quot;#9f392d&quot;/&quot;#c7484a&quot;/g&quot; *.svg" calcext:value-type="string">
            <text:p>sed -i --follow-symlinks "s/"#9f392d"/"#c7484a"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&quot;&amp;[.C117]&amp;&quot;#&quot;&amp;LOWER([.A117])&amp;[.C117]&amp;&quot;/&quot;&amp;[.C117]&amp;&quot;#&quot;&amp;LOWER([.B117])&amp;[.C117]&amp;&quot;/g&quot;&amp;[.C117]&amp;&quot; *.svg&quot;" office:value-type="string" office:string-value="sed -i --follow-symlinks &quot;s/&quot;#37a7e5&quot;/&quot;#13b1d5&quot;/g&quot; *.svg" calcext:value-type="string">
            <text:p>sed -i --follow-symlinks "s/"#37a7e5"/"#13b1d5"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&quot;&amp;[.C118]&amp;&quot;#&quot;&amp;LOWER([.A118])&amp;[.C118]&amp;&quot;/&quot;&amp;[.C118]&amp;&quot;#&quot;&amp;LOWER([.B118])&amp;[.C118]&amp;&quot;/g&quot;&amp;[.C118]&amp;&quot; *.svg&quot;" office:value-type="string" office:string-value="sed -i --follow-symlinks &quot;s/&quot;#f09020&quot;/&quot;#c7925b&quot;/g&quot; *.svg" calcext:value-type="string">
            <text:p>sed -i --follow-symlinks "s/"#f09020"/"#c7925b"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&quot;&amp;[.C119]&amp;&quot;#&quot;&amp;LOWER([.A119])&amp;[.C119]&amp;&quot;/&quot;&amp;[.C119]&amp;&quot;#&quot;&amp;LOWER([.B119])&amp;[.C119]&amp;&quot;/g&quot;&amp;[.C119]&amp;&quot; *.svg&quot;" office:value-type="string" office:string-value="sed -i --follow-symlinks &quot;s/&quot;#ebad51&quot;/&quot;#ffb86c&quot;/g&quot; *.svg" calcext:value-type="string">
            <text:p>sed -i --follow-symlinks "s/"#ebad51"/"#ffb86c"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&quot;&amp;[.C120]&amp;&quot;#&quot;&amp;LOWER([.A120])&amp;[.C120]&amp;&quot;/&quot;&amp;[.C120]&amp;&quot;#&quot;&amp;LOWER([.B120])&amp;[.C120]&amp;&quot;/g&quot;&amp;[.C120]&amp;&quot; *.svg&quot;" office:value-type="string" office:string-value="sed -i --follow-symlinks &quot;s/&quot;#5252c5&quot;/&quot;#515d85&quot;/g&quot; *.svg" calcext:value-type="string">
            <text:p>sed -i --follow-symlinks "s/"#5252c5"/"#515d85"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&quot;&amp;[.C121]&amp;&quot;#&quot;&amp;LOWER([.A121])&amp;[.C121]&amp;&quot;/&quot;&amp;[.C121]&amp;&quot;#&quot;&amp;LOWER([.B121])&amp;[.C121]&amp;&quot;/g&quot;&amp;[.C121]&amp;&quot; *.svg&quot;" office:value-type="string" office:string-value="sed -i --follow-symlinks &quot;s/&quot;#eb577a&quot;/&quot;#c7639f&quot;/g&quot; *.svg" calcext:value-type="string">
            <text:p>sed -i --follow-symlinks "s/"#eb577a"/"#c7639f"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&quot;&amp;[.C122]&amp;&quot;#&quot;&amp;LOWER([.A122])&amp;[.C122]&amp;&quot;/&quot;&amp;[.C122]&amp;&quot;#&quot;&amp;LOWER([.B122])&amp;[.C122]&amp;&quot;/g&quot;&amp;[.C122]&amp;&quot; *.svg&quot;" office:value-type="string" office:string-value="sed -i --follow-symlinks &quot;s/&quot;#ffa84c&quot;/&quot;#ffb86c&quot;/g&quot; *.svg" calcext:value-type="string">
            <text:p>sed -i --follow-symlinks "s/"#ffa84c"/"#ffb86c"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&quot;&amp;[.C123]&amp;&quot;#&quot;&amp;LOWER([.A123])&amp;[.C123]&amp;&quot;/&quot;&amp;[.C123]&amp;&quot;#&quot;&amp;LOWER([.B123])&amp;[.C123]&amp;&quot;/g&quot;&amp;[.C123]&amp;&quot; *.svg&quot;" office:value-type="string" office:string-value="sed -i --follow-symlinks &quot;s/&quot;#88d75e&quot;/&quot;#46c66a&quot;/g&quot; *.svg" calcext:value-type="string">
            <text:p>sed -i --follow-symlinks "s/"#88d75e"/"#46c66a"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&quot;&amp;[.C124]&amp;&quot;#&quot;&amp;LOWER([.A124])&amp;[.C124]&amp;&quot;/&quot;&amp;[.C124]&amp;&quot;#&quot;&amp;LOWER([.B124])&amp;[.C124]&amp;&quot;/g&quot;&amp;[.C124]&amp;&quot; *.svg&quot;" office:value-type="string" office:string-value="sed -i --follow-symlinks &quot;s/&quot;#666666&quot;/&quot;#717380&quot;/g&quot; *.svg" calcext:value-type="string">
            <text:p>sed -i --follow-symlinks "s/"#666666"/"#717380"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&quot;&amp;[.C125]&amp;&quot;#&quot;&amp;LOWER([.A125])&amp;[.C125]&amp;&quot;/&quot;&amp;[.C125]&amp;&quot;#&quot;&amp;LOWER([.B125])&amp;[.C125]&amp;&quot;/g&quot;&amp;[.C125]&amp;&quot; *.svg&quot;" office:value-type="string" office:string-value="sed -i --follow-symlinks &quot;s/&quot;#666&quot;/&quot;#717380&quot;/g&quot; *.svg" calcext:value-type="string">
            <text:p>sed -i --follow-symlinks "s/"#666"/"#717380"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&quot;&amp;[.C126]&amp;&quot;#&quot;&amp;LOWER([.A126])&amp;[.C126]&amp;&quot;/&quot;&amp;[.C126]&amp;&quot;#&quot;&amp;LOWER([.B126])&amp;[.C126]&amp;&quot;/g&quot;&amp;[.C126]&amp;&quot; *.svg&quot;" office:value-type="string" office:string-value="sed -i --follow-symlinks &quot;s/&quot;#f34f17&quot;/&quot;#ff5555&quot;/g&quot; *.svg" calcext:value-type="string">
            <text:p>sed -i --follow-symlinks "s/"#f34f17"/"#ff5555"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&quot;&amp;[.C127]&amp;&quot;#&quot;&amp;LOWER([.A127])&amp;[.C127]&amp;&quot;/&quot;&amp;[.C127]&amp;&quot;#&quot;&amp;LOWER([.B127])&amp;[.C127]&amp;&quot;/g&quot;&amp;[.C127]&amp;&quot; *.svg&quot;" office:value-type="string" office:string-value="sed -i --follow-symlinks &quot;s/&quot;#8c59d9&quot;/&quot;#9576c5&quot;/g&quot; *.svg" calcext:value-type="string">
            <text:p>sed -i --follow-symlinks "s/"#8c59d9"/"#9576c5"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&quot;&amp;[.C128]&amp;&quot;#&quot;&amp;LOWER([.A128])&amp;[.C128]&amp;&quot;/&quot;&amp;[.C128]&amp;&quot;#&quot;&amp;LOWER([.B128])&amp;[.C128]&amp;&quot;/g&quot;&amp;[.C128]&amp;&quot; *.svg&quot;" office:value-type="string" office:string-value="sed -i --follow-symlinks &quot;s/&quot;#7b7bbd&quot;/&quot;#6272a4&quot;/g&quot; *.svg" calcext:value-type="string">
            <text:p>sed -i --follow-symlinks "s/"#7b7bbd"/"#6272a4"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&quot;&amp;[.C129]&amp;&quot;#&quot;&amp;LOWER([.A129])&amp;[.C129]&amp;&quot;/&quot;&amp;[.C129]&amp;&quot;#&quot;&amp;LOWER([.B129])&amp;[.C129]&amp;&quot;/g&quot;&amp;[.C129]&amp;&quot; *.svg&quot;" office:value-type="string" office:string-value="sed -i --follow-symlinks &quot;s/&quot;#3097f4&quot;/&quot;#6272a4&quot;/g&quot; *.svg" calcext:value-type="string">
            <text:p>sed -i --follow-symlinks "s/"#3097f4"/"#6272a4"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&quot;&amp;[.C130]&amp;&quot;#&quot;&amp;LOWER([.A130])&amp;[.C130]&amp;&quot;/&quot;&amp;[.C130]&amp;&quot;#&quot;&amp;LOWER([.B130])&amp;[.C130]&amp;&quot;/g&quot;&amp;[.C130]&amp;&quot; *.svg&quot;" office:value-type="string" office:string-value="sed -i --follow-symlinks &quot;s/&quot;#3b549e&quot;/&quot;#515d85&quot;/g&quot; *.svg" calcext:value-type="string">
            <text:p>sed -i --follow-symlinks "s/"#3b549e"/"#515d85"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&quot;&amp;[.C131]&amp;&quot;#&quot;&amp;LOWER([.A131])&amp;[.C131]&amp;&quot;/&quot;&amp;[.C131]&amp;&quot;#&quot;&amp;LOWER([.B131])&amp;[.C131]&amp;&quot;/g&quot;&amp;[.C131]&amp;&quot; *.svg&quot;" office:value-type="string" office:string-value="sed -i --follow-symlinks &quot;s/&quot;#67614f&quot;/&quot;#c7925b&quot;/g&quot; *.svg" calcext:value-type="string">
            <text:p>sed -i --follow-symlinks "s/"#67614f"/"#c7925b"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&quot;&amp;[.C132]&amp;&quot;#&quot;&amp;LOWER([.A132])&amp;[.C132]&amp;&quot;/&quot;&amp;[.C132]&amp;&quot;#&quot;&amp;LOWER([.B132])&amp;[.C132]&amp;&quot;/g&quot;&amp;[.C132]&amp;&quot; *.svg&quot;" office:value-type="string" office:string-value="sed -i --follow-symlinks &quot;s/&quot;#7f7fff&quot;/&quot;#7b7bbd&quot;/g&quot; *.svg" calcext:value-type="string">
            <text:p>sed -i --follow-symlinks "s/"#7f7fff"/"#7b7bbd"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&quot;&amp;[.C133]&amp;&quot;#&quot;&amp;LOWER([.A133])&amp;[.C133]&amp;&quot;/&quot;&amp;[.C133]&amp;&quot;#&quot;&amp;LOWER([.B133])&amp;[.C133]&amp;&quot;/g&quot;&amp;[.C133]&amp;&quot; *.svg&quot;" office:value-type="string" office:string-value="sed -i --follow-symlinks &quot;s/&quot;#f9f9f9&quot;/&quot;#f8f8f2&quot;/g&quot; *.svg" calcext:value-type="string">
            <text:p>sed -i --follow-symlinks "s/"#f9f9f9"/"#f8f8f2"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&quot;&amp;[.C134]&amp;&quot;#&quot;&amp;LOWER([.A134])&amp;[.C134]&amp;&quot;/&quot;&amp;[.C134]&amp;&quot;#&quot;&amp;LOWER([.B134])&amp;[.C134]&amp;&quot;/g&quot;&amp;[.C134]&amp;&quot; *.svg&quot;" office:value-type="string" office:string-value="sed -i --follow-symlinks &quot;s/&quot;#b138b4&quot;/&quot;#c7639f&quot;/g&quot; *.svg" calcext:value-type="string">
            <text:p>sed -i --follow-symlinks "s/"#b138b4"/"#c7639f"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&quot;&amp;[.C135]&amp;&quot;#&quot;&amp;LOWER([.A135])&amp;[.C135]&amp;&quot;/&quot;&amp;[.C135]&amp;&quot;#&quot;&amp;LOWER([.B135])&amp;[.C135]&amp;&quot;/g&quot;&amp;[.C135]&amp;&quot; *.svg&quot;" office:value-type="string" office:string-value="sed -i --follow-symlinks &quot;s/&quot;#dc85e9&quot;/&quot;#ff79c6&quot;/g&quot; *.svg" calcext:value-type="string">
            <text:p>sed -i --follow-symlinks "s/"#dc85e9"/"#ff79c6"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&quot;&amp;[.C136]&amp;&quot;#&quot;&amp;LOWER([.A136])&amp;[.C136]&amp;&quot;/&quot;&amp;[.C136]&amp;&quot;#&quot;&amp;LOWER([.B136])&amp;[.C136]&amp;&quot;/g&quot;&amp;[.C136]&amp;&quot; *.svg&quot;" office:value-type="string" office:string-value="sed -i --follow-symlinks &quot;s/&quot;#9a14aa&quot;/&quot;#c7639f&quot;/g&quot; *.svg" calcext:value-type="string">
            <text:p>sed -i --follow-symlinks "s/"#9a14aa"/"#c7639f"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&quot;&amp;[.C137]&amp;&quot;#&quot;&amp;LOWER([.A137])&amp;[.C137]&amp;&quot;/&quot;&amp;[.C137]&amp;&quot;#&quot;&amp;LOWER([.B137])&amp;[.C137]&amp;&quot;/g&quot;&amp;[.C137]&amp;&quot; *.svg&quot;" office:value-type="string" office:string-value="sed -i --follow-symlinks &quot;s/&quot;#d17520&quot;/&quot;#c7925b&quot;/g&quot; *.svg" calcext:value-type="string">
            <text:p>sed -i --follow-symlinks "s/"#d17520"/"#c7925b"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&quot;&amp;[.C138]&amp;&quot;#&quot;&amp;LOWER([.A138])&amp;[.C138]&amp;&quot;/&quot;&amp;[.C138]&amp;&quot;#&quot;&amp;LOWER([.B138])&amp;[.C138]&amp;&quot;/g&quot;&amp;[.C138]&amp;&quot; *.svg&quot;" office:value-type="string" office:string-value="sed -i --follow-symlinks &quot;s/&quot;#f9d254&quot;/&quot;#f1fa8c&quot;/g&quot; *.svg" calcext:value-type="string">
            <text:p>sed -i --follow-symlinks "s/"#f9d254"/"#f1fa8c"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&quot;&amp;[.C139]&amp;&quot;#&quot;&amp;LOWER([.A139])&amp;[.C139]&amp;&quot;/&quot;&amp;[.C139]&amp;&quot;#&quot;&amp;LOWER([.B139])&amp;[.C139]&amp;&quot;/g&quot;&amp;[.C139]&amp;&quot; *.svg&quot;" office:value-type="string" office:string-value="sed -i --follow-symlinks &quot;s/&quot;#f7bfaf&quot;/&quot;#fd7e7c&quot;/g&quot; *.svg" calcext:value-type="string">
            <text:p>sed -i --follow-symlinks "s/"#f7bfaf"/"#fd7e7c"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&quot;&amp;[.C140]&amp;&quot;#&quot;&amp;LOWER([.A140])&amp;[.C140]&amp;&quot;/&quot;&amp;[.C140]&amp;&quot;#&quot;&amp;LOWER([.B140])&amp;[.C140]&amp;&quot;/g&quot;&amp;[.C140]&amp;&quot; *.svg&quot;" office:value-type="string" office:string-value="sed -i --follow-symlinks &quot;s/&quot;#d39d1d&quot;/&quot;#c7925b&quot;/g&quot; *.svg" calcext:value-type="string">
            <text:p>sed -i --follow-symlinks "s/"#d39d1d"/"#c7925b"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&quot;&amp;[.C141]&amp;&quot;#&quot;&amp;LOWER([.A141])&amp;[.C141]&amp;&quot;/&quot;&amp;[.C141]&amp;&quot;#&quot;&amp;LOWER([.B141])&amp;[.C141]&amp;&quot;/g&quot;&amp;[.C141]&amp;&quot; *.svg&quot;" office:value-type="string" office:string-value="sed -i --follow-symlinks &quot;s/&quot;#9ef290&quot;/&quot;#7afa99&quot;/g&quot; *.svg" calcext:value-type="string">
            <text:p>sed -i --follow-symlinks "s/"#9ef290"/"#7afa99"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&quot;&amp;[.C142]&amp;&quot;#&quot;&amp;LOWER([.A142])&amp;[.C142]&amp;&quot;/&quot;&amp;[.C142]&amp;&quot;#&quot;&amp;LOWER([.B142])&amp;[.C142]&amp;&quot;/g&quot;&amp;[.C142]&amp;&quot; *.svg&quot;" office:value-type="string" office:string-value="sed -i --follow-symlinks &quot;s/&quot;#5b5b5b&quot;/&quot;#44475a&quot;/g&quot; *.svg" calcext:value-type="string">
            <text:p>sed -i --follow-symlinks "s/"#5b5b5b"/"#44475a"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&quot;&amp;[.C143]&amp;&quot;#&quot;&amp;LOWER([.A143])&amp;[.C143]&amp;&quot;/&quot;&amp;[.C143]&amp;&quot;#&quot;&amp;LOWER([.B143])&amp;[.C143]&amp;&quot;/g&quot;&amp;[.C143]&amp;&quot; *.svg&quot;" office:value-type="string" office:string-value="sed -i --follow-symlinks &quot;s/&quot;#ccc&quot;/&quot;#cbcccc&quot;/g&quot; *.svg" calcext:value-type="string">
            <text:p>sed -i --follow-symlinks "s/"#ccc"/"#cbcccc"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&quot;&amp;[.C144]&amp;&quot;#&quot;&amp;LOWER([.A144])&amp;[.C144]&amp;&quot;/&quot;&amp;[.C144]&amp;&quot;#&quot;&amp;LOWER([.B144])&amp;[.C144]&amp;&quot;/g&quot;&amp;[.C144]&amp;&quot; *.svg&quot;" office:value-type="string" office:string-value="sed -i --follow-symlinks &quot;s/&quot;#cccccc&quot;/&quot;#cbcccc&quot;/g&quot; *.svg" calcext:value-type="string">
            <text:p>sed -i --follow-symlinks "s/"#cccccc"/"#cbcccc"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&quot;&amp;[.C145]&amp;&quot;#&quot;&amp;LOWER([.A145])&amp;[.C145]&amp;&quot;/&quot;&amp;[.C145]&amp;&quot;#&quot;&amp;LOWER([.B145])&amp;[.C145]&amp;&quot;/g&quot;&amp;[.C145]&amp;&quot; *.svg&quot;" office:value-type="string" office:string-value="sed -i --follow-symlinks &quot;s/&quot;#f2f2f2&quot;/&quot;#f8f8f2&quot;/g&quot; *.svg" calcext:value-type="string">
            <text:p>sed -i --follow-symlinks "s/"#f2f2f2"/"#f8f8f2"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&quot;&amp;[.C146]&amp;&quot;#&quot;&amp;LOWER([.A146])&amp;[.C146]&amp;&quot;/&quot;&amp;[.C146]&amp;&quot;#&quot;&amp;LOWER([.B146])&amp;[.C146]&amp;&quot;/g&quot;&amp;[.C146]&amp;&quot; *.svg&quot;" office:value-type="string" office:string-value="sed -i --follow-symlinks &quot;s/&quot;#868583&quot;/&quot;#717380&quot;/g&quot; *.svg" calcext:value-type="string">
            <text:p>sed -i --follow-symlinks "s/"#868583"/"#717380"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&quot;&amp;[.C147]&amp;&quot;#&quot;&amp;LOWER([.A147])&amp;[.C147]&amp;&quot;/&quot;&amp;[.C147]&amp;&quot;#&quot;&amp;LOWER([.B147])&amp;[.C147]&amp;&quot;/g&quot;&amp;[.C147]&amp;&quot; *.svg&quot;" office:value-type="string" office:string-value="sed -i --follow-symlinks &quot;s/&quot;#1c99e0&quot;/&quot;#13b1d5&quot;/g&quot; *.svg" calcext:value-type="string">
            <text:p>sed -i --follow-symlinks "s/"#1c99e0"/"#13b1d5"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&quot;&amp;[.C148]&amp;&quot;#&quot;&amp;LOWER([.A148])&amp;[.C148]&amp;&quot;/&quot;&amp;[.C148]&amp;&quot;#&quot;&amp;LOWER([.B148])&amp;[.C148]&amp;&quot;/g&quot;&amp;[.C148]&amp;&quot; *.svg&quot;" office:value-type="string" office:string-value="sed -i --follow-symlinks &quot;s/&quot;#ad450d&quot;/&quot;#c7484a&quot;/g&quot; *.svg" calcext:value-type="string">
            <text:p>sed -i --follow-symlinks "s/"#ad450d"/"#c7484a"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&quot;&amp;[.C149]&amp;&quot;#&quot;&amp;LOWER([.A149])&amp;[.C149]&amp;&quot;/&quot;&amp;[.C149]&amp;&quot;#&quot;&amp;LOWER([.B149])&amp;[.C149]&amp;&quot;/g&quot;&amp;[.C149]&amp;&quot; *.svg&quot;" office:value-type="string" office:string-value="sed -i --follow-symlinks &quot;s/&quot;#aa4400&quot;/&quot;#c7925b&quot;/g&quot; *.svg" calcext:value-type="string">
            <text:p>sed -i --follow-symlinks "s/"#aa4400"/"#c7925b"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&quot;&amp;[.C150]&amp;&quot;#&quot;&amp;LOWER([.A150])&amp;[.C150]&amp;&quot;/&quot;&amp;[.C150]&amp;&quot;#&quot;&amp;LOWER([.B150])&amp;[.C150]&amp;&quot;/g&quot;&amp;[.C150]&amp;&quot; *.svg&quot;" office:value-type="string" office:string-value="sed -i --follow-symlinks &quot;s/&quot;#ff7f2a&quot;/&quot;#ffb86c&quot;/g&quot; *.svg" calcext:value-type="string">
            <text:p>sed -i --follow-symlinks "s/"#ff7f2a"/"#ffb86c"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&quot;&amp;[.C151]&amp;&quot;#&quot;&amp;LOWER([.A151])&amp;[.C151]&amp;&quot;/&quot;&amp;[.C151]&amp;&quot;#&quot;&amp;LOWER([.B151])&amp;[.C151]&amp;&quot;/g&quot;&amp;[.C151]&amp;&quot; *.svg&quot;" office:value-type="string" office:string-value="sed -i --follow-symlinks &quot;s/&quot;#a40&quot;/&quot;#c7925b&quot;/g&quot; *.svg" calcext:value-type="string">
            <text:p>sed -i --follow-symlinks "s/"#a40"/"#c7925b"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&quot;&amp;[.C152]&amp;&quot;#&quot;&amp;LOWER([.A152])&amp;[.C152]&amp;&quot;/&quot;&amp;[.C152]&amp;&quot;#&quot;&amp;LOWER([.B152])&amp;[.C152]&amp;&quot;/g&quot;&amp;[.C152]&amp;&quot; *.svg&quot;" office:value-type="string" office:string-value="sed -i --follow-symlinks &quot;s/&quot;#278d14&quot;/&quot;#46c66a&quot;/g&quot; *.svg" calcext:value-type="string">
            <text:p>sed -i --follow-symlinks "s/"#278d14"/"#46c66a"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&quot;&amp;[.C153]&amp;&quot;#&quot;&amp;LOWER([.A153])&amp;[.C153]&amp;&quot;/&quot;&amp;[.C153]&amp;&quot;#&quot;&amp;LOWER([.B153])&amp;[.C153]&amp;&quot;/g&quot;&amp;[.C153]&amp;&quot; *.svg&quot;" office:value-type="string" office:string-value="sed -i --follow-symlinks &quot;s/&quot;#179903&quot;/&quot;#46c66a&quot;/g&quot; *.svg" calcext:value-type="string">
            <text:p>sed -i --follow-symlinks "s/"#179903"/"#46c66a"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&quot;&amp;[.C154]&amp;&quot;#&quot;&amp;LOWER([.A154])&amp;[.C154]&amp;&quot;/&quot;&amp;[.C154]&amp;&quot;#&quot;&amp;LOWER([.B154])&amp;[.C154]&amp;&quot;/g&quot;&amp;[.C154]&amp;&quot; *.svg&quot;" office:value-type="string" office:string-value="sed -i --follow-symlinks &quot;s/&quot;#b2e8ac&quot;/&quot;#7afa99&quot;/g&quot; *.svg" calcext:value-type="string">
            <text:p>sed -i --follow-symlinks "s/"#b2e8ac"/"#7afa99"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&quot;&amp;[.C155]&amp;&quot;#&quot;&amp;LOWER([.A155])&amp;[.C155]&amp;&quot;/&quot;&amp;[.C155]&amp;&quot;#&quot;&amp;LOWER([.B155])&amp;[.C155]&amp;&quot;/g&quot;&amp;[.C155]&amp;&quot; *.svg&quot;" office:value-type="string" office:string-value="sed -i --follow-symlinks &quot;s/&quot;#036fad&quot;/&quot;#515d85&quot;/g&quot; *.svg" calcext:value-type="string">
            <text:p>sed -i --follow-symlinks "s/"#036fad"/"#515d85"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&quot;&amp;[.C156]&amp;&quot;#&quot;&amp;LOWER([.A156])&amp;[.C156]&amp;&quot;/&quot;&amp;[.C156]&amp;&quot;#&quot;&amp;LOWER([.B156])&amp;[.C156]&amp;&quot;/g&quot;&amp;[.C156]&amp;&quot; *.svg&quot;" office:value-type="string" office:string-value="sed -i --follow-symlinks &quot;s/&quot;#1d8cbf&quot;/&quot;#168daa&quot;/g&quot; *.svg" calcext:value-type="string">
            <text:p>sed -i --follow-symlinks "s/"#1d8cbf"/"#168daa"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&quot;&amp;[.C157]&amp;&quot;#&quot;&amp;LOWER([.A157])&amp;[.C157]&amp;&quot;/&quot;&amp;[.C157]&amp;&quot;#&quot;&amp;LOWER([.B157])&amp;[.C157]&amp;&quot;/g&quot;&amp;[.C157]&amp;&quot; *.svg&quot;" office:value-type="string" office:string-value="sed -i --follow-symlinks &quot;s/&quot;#249bd0&quot;/&quot;#13b1d5&quot;/g&quot; *.svg" calcext:value-type="string">
            <text:p>sed -i --follow-symlinks "s/"#249bd0"/"#13b1d5"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&quot;&amp;[.C158]&amp;&quot;#&quot;&amp;LOWER([.A158])&amp;[.C158]&amp;&quot;/&quot;&amp;[.C158]&amp;&quot;#&quot;&amp;LOWER([.B158])&amp;[.C158]&amp;&quot;/g&quot;&amp;[.C158]&amp;&quot; *.svg&quot;" office:value-type="string" office:string-value="sed -i --follow-symlinks &quot;s/&quot;#8bcef3&quot;/&quot;#8be9fd&quot;/g&quot; *.svg" calcext:value-type="string">
            <text:p>sed -i --follow-symlinks "s/"#8bcef3"/"#8be9fd"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&quot;&amp;[.C159]&amp;&quot;#&quot;&amp;LOWER([.A159])&amp;[.C159]&amp;&quot;/&quot;&amp;[.C159]&amp;&quot;#&quot;&amp;LOWER([.B159])&amp;[.C159]&amp;&quot;/g&quot;&amp;[.C159]&amp;&quot; *.svg&quot;" office:value-type="string" office:string-value="sed -i --follow-symlinks &quot;s/&quot;#18a203&quot;/&quot;#46c66a&quot;/g&quot; *.svg" calcext:value-type="string">
            <text:p>sed -i --follow-symlinks "s/"#18a203"/"#46c66a"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&quot;&amp;[.C160]&amp;&quot;#&quot;&amp;LOWER([.A160])&amp;[.C160]&amp;&quot;/&quot;&amp;[.C160]&amp;&quot;#&quot;&amp;LOWER([.B160])&amp;[.C160]&amp;&quot;/g&quot;&amp;[.C160]&amp;&quot; *.svg&quot;" office:value-type="string" office:string-value="sed -i --follow-symlinks &quot;s/&quot;#ffd441&quot;/&quot;#f1fa8c&quot;/g&quot; *.svg" calcext:value-type="string">
            <text:p>sed -i --follow-symlinks "s/"#ffd441"/"#f1fa8c"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&quot;&amp;[.C161]&amp;&quot;#&quot;&amp;LOWER([.A161])&amp;[.C161]&amp;&quot;/&quot;&amp;[.C161]&amp;&quot;#&quot;&amp;LOWER([.B161])&amp;[.C161]&amp;&quot;/g&quot;&amp;[.C161]&amp;&quot; *.svg&quot;" office:value-type="string" office:string-value="sed -i --follow-symlinks &quot;s/&quot;#535353&quot;/&quot;#44475a&quot;/g&quot; *.svg" calcext:value-type="string">
            <text:p>sed -i --follow-symlinks "s/"#535353"/"#44475a"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&quot;&amp;[.C162]&amp;&quot;#&quot;&amp;LOWER([.A162])&amp;[.C162]&amp;&quot;/&quot;&amp;[.C162]&amp;&quot;#&quot;&amp;LOWER([.B162])&amp;[.C162]&amp;&quot;/g&quot;&amp;[.C162]&amp;&quot; *.svg&quot;" office:value-type="string" office:string-value="sed -i --follow-symlinks &quot;s/&quot;#219bd6&quot;/&quot;#13b1d5&quot;/g&quot; *.svg" calcext:value-type="string">
            <text:p>sed -i --follow-symlinks "s/"#219bd6"/"#13b1d5"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&quot;&amp;[.C163]&amp;&quot;#&quot;&amp;LOWER([.A163])&amp;[.C163]&amp;&quot;/&quot;&amp;[.C163]&amp;&quot;#&quot;&amp;LOWER([.B163])&amp;[.C163]&amp;&quot;/g&quot;&amp;[.C163]&amp;&quot; *.svg&quot;" office:value-type="string" office:string-value="sed -i --follow-symlinks &quot;s/&quot;#006eac&quot;/&quot;#168daa&quot;/g&quot; *.svg" calcext:value-type="string">
            <text:p>sed -i --follow-symlinks "s/"#006eac"/"#168daa"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&quot;&amp;[.C164]&amp;&quot;#&quot;&amp;LOWER([.A164])&amp;[.C164]&amp;&quot;/&quot;&amp;[.C164]&amp;&quot;#&quot;&amp;LOWER([.B164])&amp;[.C164]&amp;&quot;/g&quot;&amp;[.C164]&amp;&quot; *.svg&quot;" office:value-type="string" office:string-value="sed -i --follow-symlinks &quot;s/&quot;#a0dcff&quot;/&quot;#4cc3dc&quot;/g&quot; *.svg" calcext:value-type="string">
            <text:p>sed -i --follow-symlinks "s/"#a0dcff"/"#4cc3dc"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&quot;&amp;[.C165]&amp;&quot;#&quot;&amp;LOWER([.A165])&amp;[.C165]&amp;&quot;/&quot;&amp;[.C165]&amp;&quot;#&quot;&amp;LOWER([.B165])&amp;[.C165]&amp;&quot;/g&quot;&amp;[.C165]&amp;&quot; *.svg&quot;" office:value-type="string" office:string-value="sed -i --follow-symlinks &quot;s/&quot;#f62e61&quot;/&quot;#c7639f&quot;/g&quot; *.svg" calcext:value-type="string">
            <text:p>sed -i --follow-symlinks "s/"#f62e61"/"#c7639f"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&quot;&amp;[.C166]&amp;&quot;#&quot;&amp;LOWER([.A166])&amp;[.C166]&amp;&quot;/&quot;&amp;[.C166]&amp;&quot;#&quot;&amp;LOWER([.B166])&amp;[.C166]&amp;&quot;/g&quot;&amp;[.C166]&amp;&quot; *.svg&quot;" office:value-type="string" office:string-value="sed -i --follow-symlinks &quot;s/&quot;#fcd4e1&quot;/&quot;#fd99d1&quot;/g&quot; *.svg" calcext:value-type="string">
            <text:p>sed -i --follow-symlinks "s/"#fcd4e1"/"#fd99d1"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&quot;&amp;[.C167]&amp;&quot;#&quot;&amp;LOWER([.A167])&amp;[.C167]&amp;&quot;/&quot;&amp;[.C167]&amp;&quot;#&quot;&amp;LOWER([.B167])&amp;[.C167]&amp;&quot;/g&quot;&amp;[.C167]&amp;&quot; *.svg&quot;" office:value-type="string" office:string-value="sed -i --follow-symlinks &quot;s/&quot;#0ac4f0&quot;/&quot;#13b1d5&quot;/g&quot; *.svg" calcext:value-type="string">
            <text:p>sed -i --follow-symlinks "s/"#0ac4f0"/"#13b1d5"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&quot;&amp;[.C168]&amp;&quot;#&quot;&amp;LOWER([.A168])&amp;[.C168]&amp;&quot;/&quot;&amp;[.C168]&amp;&quot;#&quot;&amp;LOWER([.B168])&amp;[.C168]&amp;&quot;/g&quot;&amp;[.C168]&amp;&quot; *.svg&quot;" office:value-type="string" office:string-value="sed -i --follow-symlinks &quot;s/&quot;#bdedfb&quot;/&quot;#a6edfa&quot;/g&quot; *.svg" calcext:value-type="string">
            <text:p>sed -i --follow-symlinks "s/"#bdedfb"/"#a6edfa"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&quot;&amp;[.C169]&amp;&quot;#&quot;&amp;LOWER([.A169])&amp;[.C169]&amp;&quot;/&quot;&amp;[.C169]&amp;&quot;#&quot;&amp;LOWER([.B169])&amp;[.C169]&amp;&quot;/g&quot;&amp;[.C169]&amp;&quot; *.svg&quot;" office:value-type="string" office:string-value="sed -i --follow-symlinks &quot;s/&quot;#def8fe&quot;/&quot;#a6edfa&quot;/g&quot; *.svg" calcext:value-type="string">
            <text:p>sed -i --follow-symlinks "s/"#def8fe"/"#a6edfa"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&quot;&amp;[.C170]&amp;&quot;#&quot;&amp;LOWER([.A170])&amp;[.C170]&amp;&quot;/&quot;&amp;[.C170]&amp;&quot;#&quot;&amp;LOWER([.B170])&amp;[.C170]&amp;&quot;/g&quot;&amp;[.C170]&amp;&quot; *.svg&quot;" office:value-type="string" office:string-value="sed -i --follow-symlinks &quot;s/&quot;#fdefef&quot;/&quot;#fd99d1&quot;/g&quot; *.svg" calcext:value-type="string">
            <text:p>sed -i --follow-symlinks "s/"#fdefef"/"#fd99d1"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&quot;&amp;[.C171]&amp;&quot;#&quot;&amp;LOWER([.A171])&amp;[.C171]&amp;&quot;/&quot;&amp;[.C171]&amp;&quot;#&quot;&amp;LOWER([.B171])&amp;[.C171]&amp;&quot;/g&quot;&amp;[.C171]&amp;&quot; *.svg&quot;" office:value-type="string" office:string-value="sed -i --follow-symlinks &quot;s/&quot;#5294e2&quot;/&quot;#6272a4&quot;/g&quot; *.svg" calcext:value-type="string">
            <text:p>sed -i --follow-symlinks "s/"#5294e2"/"#6272a4"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&quot;&amp;[.C172]&amp;&quot;#&quot;&amp;LOWER([.A172])&amp;[.C172]&amp;&quot;/&quot;&amp;[.C172]&amp;&quot;#&quot;&amp;LOWER([.B172])&amp;[.C172]&amp;&quot;/g&quot;&amp;[.C172]&amp;&quot; *.svg&quot;" office:value-type="string" office:string-value="sed -i --follow-symlinks &quot;s/&quot;#eca973&quot;/&quot;#ffb86c&quot;/g&quot; *.svg" calcext:value-type="string">
            <text:p>sed -i --follow-symlinks "s/"#eca973"/"#ffb86c"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&quot;&amp;[.C173]&amp;&quot;#&quot;&amp;LOWER([.A173])&amp;[.C173]&amp;&quot;/&quot;&amp;[.C173]&amp;&quot;#&quot;&amp;LOWER([.B173])&amp;[.C173]&amp;&quot;/g&quot;&amp;[.C173]&amp;&quot; *.svg&quot;" office:value-type="string" office:string-value="sed -i --follow-symlinks &quot;s/&quot;#d78a4d&quot;/&quot;#c7925b&quot;/g&quot; *.svg" calcext:value-type="string">
            <text:p>sed -i --follow-symlinks "s/"#d78a4d"/"#c7925b"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&quot;&amp;[.C174]&amp;&quot;#&quot;&amp;LOWER([.A174])&amp;[.C174]&amp;&quot;/&quot;&amp;[.C174]&amp;&quot;#&quot;&amp;LOWER([.B174])&amp;[.C174]&amp;&quot;/g&quot;&amp;[.C174]&amp;&quot; *.svg&quot;" office:value-type="string" office:string-value="sed -i --follow-symlinks &quot;s/&quot;#43a0df&quot;/&quot;#13b1d5&quot;/g&quot; *.svg" calcext:value-type="string">
            <text:p>sed -i --follow-symlinks "s/"#43a0df"/"#13b1d5"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&quot;&amp;[.C175]&amp;&quot;#&quot;&amp;LOWER([.A175])&amp;[.C175]&amp;&quot;/&quot;&amp;[.C175]&amp;&quot;#&quot;&amp;LOWER([.B175])&amp;[.C175]&amp;&quot;/g&quot;&amp;[.C175]&amp;&quot; *.svg&quot;" office:value-type="string" office:string-value="sed -i --follow-symlinks &quot;s/&quot;#5884f4&quot;/&quot;#6272a4&quot;/g&quot; *.svg" calcext:value-type="string">
            <text:p>sed -i --follow-symlinks "s/"#5884f4"/"#6272a4"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&quot;&amp;[.C176]&amp;&quot;#&quot;&amp;LOWER([.A176])&amp;[.C176]&amp;&quot;/&quot;&amp;[.C176]&amp;&quot;#&quot;&amp;LOWER([.B176])&amp;[.C176]&amp;&quot;/g&quot;&amp;[.C176]&amp;&quot; *.svg&quot;" office:value-type="string" office:string-value="sed -i --follow-symlinks &quot;s/&quot;#66d7fc&quot;/&quot;#4cc3dc&quot;/g&quot; *.svg" calcext:value-type="string">
            <text:p>sed -i --follow-symlinks "s/"#66d7fc"/"#4cc3dc"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&quot;&amp;[.C177]&amp;&quot;#&quot;&amp;LOWER([.A177])&amp;[.C177]&amp;&quot;/&quot;&amp;[.C177]&amp;&quot;#&quot;&amp;LOWER([.B177])&amp;[.C177]&amp;&quot;/g&quot;&amp;[.C177]&amp;&quot; *.svg&quot;" office:value-type="string" office:string-value="sed -i --follow-symlinks &quot;s/&quot;#234db8&quot;/&quot;#515d85&quot;/g&quot; *.svg" calcext:value-type="string">
            <text:p>sed -i --follow-symlinks "s/"#234db8"/"#515d85"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&quot;&amp;[.C178]&amp;&quot;#&quot;&amp;LOWER([.A178])&amp;[.C178]&amp;&quot;/&quot;&amp;[.C178]&amp;&quot;#&quot;&amp;LOWER([.B178])&amp;[.C178]&amp;&quot;/g&quot;&amp;[.C178]&amp;&quot; *.svg&quot;" office:value-type="string" office:string-value="sed -i --follow-symlinks &quot;s/&quot;#455a64&quot;/&quot;#44475a&quot;/g&quot; *.svg" calcext:value-type="string">
            <text:p>sed -i --follow-symlinks "s/"#455a64"/"#44475a"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&quot;&amp;[.C179]&amp;&quot;#&quot;&amp;LOWER([.A179])&amp;[.C179]&amp;&quot;/&quot;&amp;[.C179]&amp;&quot;#&quot;&amp;LOWER([.B179])&amp;[.C179]&amp;&quot;/g&quot;&amp;[.C179]&amp;&quot; *.svg&quot;" office:value-type="string" office:string-value="sed -i --follow-symlinks &quot;s/&quot;#007acc&quot;/&quot;#168daa&quot;/g&quot; *.svg" calcext:value-type="string">
            <text:p>sed -i --follow-symlinks "s/"#007acc"/"#168daa"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&quot;&amp;[.C180]&amp;&quot;#&quot;&amp;LOWER([.A180])&amp;[.C180]&amp;&quot;/&quot;&amp;[.C180]&amp;&quot;#&quot;&amp;LOWER([.B180])&amp;[.C180]&amp;&quot;/g&quot;&amp;[.C180]&amp;&quot; *.svg&quot;" office:value-type="string" office:string-value="sed -i --follow-symlinks &quot;s/&quot;#f9b72b&quot;/&quot;#ffb86c&quot;/g&quot; *.svg" calcext:value-type="string">
            <text:p>sed -i --follow-symlinks "s/"#f9b72b"/"#ffb86c"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&quot;&amp;[.C181]&amp;&quot;#&quot;&amp;LOWER([.A181])&amp;[.C181]&amp;&quot;/&quot;&amp;[.C181]&amp;&quot;#&quot;&amp;LOWER([.B181])&amp;[.C181]&amp;&quot;/g&quot;&amp;[.C181]&amp;&quot; *.svg&quot;" office:value-type="string" office:string-value="sed -i --follow-symlinks &quot;s/&quot;#46aa97&quot;/&quot;#46c66a&quot;/g&quot; *.svg" calcext:value-type="string">
            <text:p>sed -i --follow-symlinks "s/"#46aa97"/"#46c66a"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&quot;&amp;[.C182]&amp;&quot;#&quot;&amp;LOWER([.A182])&amp;[.C182]&amp;&quot;/&quot;&amp;[.C182]&amp;&quot;#&quot;&amp;LOWER([.B182])&amp;[.C182]&amp;&quot;/g&quot;&amp;[.C182]&amp;&quot; *.svg&quot;" office:value-type="string" office:string-value="sed -i --follow-symlinks &quot;s/&quot;#d00310&quot;/&quot;#c7484a&quot;/g&quot; *.svg" calcext:value-type="string">
            <text:p>sed -i --follow-symlinks "s/"#d00310"/"#c7484a"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&quot;&amp;[.C183]&amp;&quot;#&quot;&amp;LOWER([.A183])&amp;[.C183]&amp;&quot;/&quot;&amp;[.C183]&amp;&quot;#&quot;&amp;LOWER([.B183])&amp;[.C183]&amp;&quot;/g&quot;&amp;[.C183]&amp;&quot; *.svg&quot;" office:value-type="string" office:string-value="sed -i --follow-symlinks &quot;s/&quot;#2f5fdd&quot;/&quot;#168daa&quot;/g&quot; *.svg" calcext:value-type="string">
            <text:p>sed -i --follow-symlinks "s/"#2f5fdd"/"#168daa"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&quot;&amp;[.C184]&amp;&quot;#&quot;&amp;LOWER([.A184])&amp;[.C184]&amp;&quot;/&quot;&amp;[.C184]&amp;&quot;#&quot;&amp;LOWER([.B184])&amp;[.C184]&amp;&quot;/g&quot;&amp;[.C184]&amp;&quot; *.svg&quot;" office:value-type="string" office:string-value="sed -i --follow-symlinks &quot;s/&quot;#a2aab9&quot;/&quot;#9ea0a6&quot;/g&quot; *.svg" calcext:value-type="string">
            <text:p>sed -i --follow-symlinks "s/"#a2aab9"/"#9ea0a6"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&quot;&amp;[.C185]&amp;&quot;#&quot;&amp;LOWER([.A185])&amp;[.C185]&amp;&quot;/&quot;&amp;[.C185]&amp;&quot;#&quot;&amp;LOWER([.B185])&amp;[.C185]&amp;&quot;/g&quot;&amp;[.C185]&amp;&quot; *.svg&quot;" office:value-type="string" office:string-value="sed -i --follow-symlinks &quot;s/&quot;#abd56b&quot;/&quot;#46c66a&quot;/g&quot; *.svg" calcext:value-type="string">
            <text:p>sed -i --follow-symlinks "s/"#abd56b"/"#46c66a"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&quot;&amp;[.C186]&amp;&quot;#&quot;&amp;LOWER([.A186])&amp;[.C186]&amp;&quot;/&quot;&amp;[.C186]&amp;&quot;#&quot;&amp;LOWER([.B186])&amp;[.C186]&amp;&quot;/g&quot;&amp;[.C186]&amp;&quot; *.svg&quot;" office:value-type="string" office:string-value="sed -i --follow-symlinks &quot;s/&quot;#efb458&quot;/&quot;#ffb86c&quot;/g&quot; *.svg" calcext:value-type="string">
            <text:p>sed -i --follow-symlinks "s/"#efb458"/"#ffb86c"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&quot;&amp;[.C187]&amp;&quot;#&quot;&amp;LOWER([.A187])&amp;[.C187]&amp;&quot;/&quot;&amp;[.C187]&amp;&quot;#&quot;&amp;LOWER([.B187])&amp;[.C187]&amp;&quot;/g&quot;&amp;[.C187]&amp;&quot; *.svg&quot;" office:value-type="string" office:string-value="sed -i --follow-symlinks &quot;s/&quot;#95458d&quot;/&quot;#c7639f&quot;/g&quot; *.svg" calcext:value-type="string">
            <text:p>sed -i --follow-symlinks "s/"#95458d"/"#c7639f"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&quot;&amp;[.C188]&amp;&quot;#&quot;&amp;LOWER([.A188])&amp;[.C188]&amp;&quot;/&quot;&amp;[.C188]&amp;&quot;#&quot;&amp;LOWER([.B188])&amp;[.C188]&amp;&quot;/g&quot;&amp;[.C188]&amp;&quot; *.svg&quot;" office:value-type="string" office:string-value="sed -i --follow-symlinks &quot;s/&quot;#da1636&quot;/&quot;#c7484a&quot;/g&quot; *.svg" calcext:value-type="string">
            <text:p>sed -i --follow-symlinks "s/"#da1636"/"#c7484a"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&quot;&amp;[.C189]&amp;&quot;#&quot;&amp;LOWER([.A189])&amp;[.C189]&amp;&quot;/&quot;&amp;[.C189]&amp;&quot;#&quot;&amp;LOWER([.B189])&amp;[.C189]&amp;&quot;/g&quot;&amp;[.C189]&amp;&quot; *.svg&quot;" office:value-type="string" office:string-value="sed -i --follow-symlinks &quot;s/&quot;#919caf&quot;/&quot;#8894b8&quot;/g&quot; *.svg" calcext:value-type="string">
            <text:p>sed -i --follow-symlinks "s/"#919caf"/"#8894b8"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&quot;&amp;[.C190]&amp;&quot;#&quot;&amp;LOWER([.A190])&amp;[.C190]&amp;&quot;/&quot;&amp;[.C190]&amp;&quot;#&quot;&amp;LOWER([.B190])&amp;[.C190]&amp;&quot;/g&quot;&amp;[.C190]&amp;&quot; *.svg&quot;" office:value-type="string" office:string-value="sed -i --follow-symlinks &quot;s/&quot;#76c22b&quot;/&quot;#50fa7b&quot;/g&quot; *.svg" calcext:value-type="string">
            <text:p>sed -i --follow-symlinks "s/"#76c22b"/"#50fa7b"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&quot;&amp;[.C191]&amp;&quot;#&quot;&amp;LOWER([.A191])&amp;[.C191]&amp;&quot;/&quot;&amp;[.C191]&amp;&quot;#&quot;&amp;LOWER([.B191])&amp;[.C191]&amp;&quot;/g&quot;&amp;[.C191]&amp;&quot; *.svg&quot;" office:value-type="string" office:string-value="sed -i --follow-symlinks &quot;s/&quot;#f22c42&quot;/&quot;#c7484a&quot;/g&quot; *.svg" calcext:value-type="string">
            <text:p>sed -i --follow-symlinks "s/"#f22c42"/"#c7484a"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&quot;&amp;[.C192]&amp;&quot;#&quot;&amp;LOWER([.A192])&amp;[.C192]&amp;&quot;/&quot;&amp;[.C192]&amp;&quot;#&quot;&amp;LOWER([.B192])&amp;[.C192]&amp;&quot;/g&quot;&amp;[.C192]&amp;&quot; *.svg&quot;" office:value-type="string" office:string-value="sed -i --follow-symlinks &quot;s/&quot;#46a926&quot;/&quot;#46c66a&quot;/g&quot; *.svg" calcext:value-type="string">
            <text:p>sed -i --follow-symlinks "s/"#46a926"/"#46c66a"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&quot;&amp;[.C193]&amp;&quot;#&quot;&amp;LOWER([.A193])&amp;[.C193]&amp;&quot;/&quot;&amp;[.C193]&amp;&quot;#&quot;&amp;LOWER([.B193])&amp;[.C193]&amp;&quot;/g&quot;&amp;[.C193]&amp;&quot; *.svg&quot;" office:value-type="string" office:string-value="sed -i --follow-symlinks &quot;s/&quot;#2b898f&quot;/&quot;#168daa&quot;/g&quot; *.svg" calcext:value-type="string">
            <text:p>sed -i --follow-symlinks "s/"#2b898f"/"#168daa"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&quot;&amp;[.C194]&amp;&quot;#&quot;&amp;LOWER([.A194])&amp;[.C194]&amp;&quot;/&quot;&amp;[.C194]&amp;&quot;#&quot;&amp;LOWER([.B194])&amp;[.C194]&amp;&quot;/g&quot;&amp;[.C194]&amp;&quot; *.svg&quot;" office:value-type="string" office:string-value="sed -i --follow-symlinks &quot;s/&quot;#aea795&quot;/&quot;#9ea0a6&quot;/g&quot; *.svg" calcext:value-type="string">
            <text:p>sed -i --follow-symlinks "s/"#aea795"/"#9ea0a6"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&quot;&amp;[.C195]&amp;&quot;#&quot;&amp;LOWER([.A195])&amp;[.C195]&amp;&quot;/&quot;&amp;[.C195]&amp;&quot;#&quot;&amp;LOWER([.B195])&amp;[.C195]&amp;&quot;/g&quot;&amp;[.C195]&amp;&quot; *.svg&quot;" office:value-type="string" office:string-value="sed -i --follow-symlinks &quot;s/&quot;#e6e6e6&quot;/&quot;#cbcccc&quot;/g&quot; *.svg" calcext:value-type="string">
            <text:p>sed -i --follow-symlinks "s/"#e6e6e6"/"#cbcccc"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&quot;&amp;[.C196]&amp;&quot;#&quot;&amp;LOWER([.A196])&amp;[.C196]&amp;&quot;/&quot;&amp;[.C196]&amp;&quot;#&quot;&amp;LOWER([.B196])&amp;[.C196]&amp;&quot;/g&quot;&amp;[.C196]&amp;&quot; *.svg&quot;" office:value-type="string" office:string-value="sed -i --follow-symlinks &quot;s/&quot;#44a5f3&quot;/&quot;#13b1d5&quot;/g&quot; *.svg" calcext:value-type="string">
            <text:p>sed -i --follow-symlinks "s/"#44a5f3"/"#13b1d5"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&quot;&amp;[.C197]&amp;&quot;#&quot;&amp;LOWER([.A197])&amp;[.C197]&amp;&quot;/&quot;&amp;[.C197]&amp;&quot;#&quot;&amp;LOWER([.B197])&amp;[.C197]&amp;&quot;/g&quot;&amp;[.C197]&amp;&quot; *.svg&quot;" office:value-type="string" office:string-value="sed -i --follow-symlinks &quot;s/&quot;#31c6b7&quot;/&quot;#72bfd0&quot;/g&quot; *.svg" calcext:value-type="string">
            <text:p>sed -i --follow-symlinks "s/"#31c6b7"/"#72bfd0"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&quot;&amp;[.C198]&amp;&quot;#&quot;&amp;LOWER([.A198])&amp;[.C198]&amp;&quot;/&quot;&amp;[.C198]&amp;&quot;#&quot;&amp;LOWER([.B198])&amp;[.C198]&amp;&quot;/g&quot;&amp;[.C198]&amp;&quot; *.svg&quot;" office:value-type="string" office:string-value="sed -i --follow-symlinks &quot;s/&quot;#7839b7&quot;/&quot;#9576c5&quot;/g&quot; *.svg" calcext:value-type="string">
            <text:p>sed -i --follow-symlinks "s/"#7839b7"/"#9576c5"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&quot;&amp;[.C199]&amp;&quot;#&quot;&amp;LOWER([.A199])&amp;[.C199]&amp;&quot;/&quot;&amp;[.C199]&amp;&quot;#&quot;&amp;LOWER([.B199])&amp;[.C199]&amp;&quot;/g&quot;&amp;[.C199]&amp;&quot; *.svg&quot;" office:value-type="string" office:string-value="sed -i --follow-symlinks &quot;s/&quot;#dd4f37&quot;/&quot;#ff5555&quot;/g&quot; *.svg" calcext:value-type="string">
            <text:p>sed -i --follow-symlinks "s/"#dd4f37"/"#ff5555"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&quot;&amp;[.C200]&amp;&quot;#&quot;&amp;LOWER([.A200])&amp;[.C200]&amp;&quot;/&quot;&amp;[.C200]&amp;&quot;#&quot;&amp;LOWER([.B200])&amp;[.C200]&amp;&quot;/g&quot;&amp;[.C200]&amp;&quot; *.svg&quot;" office:value-type="string" office:string-value="sed -i --follow-symlinks &quot;s/&quot;#eab305&quot;/&quot;#ffb86c&quot;/g&quot; *.svg" calcext:value-type="string">
            <text:p>sed -i --follow-symlinks "s/"#eab305"/"#ffb86c"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&quot;&amp;[.C201]&amp;&quot;#&quot;&amp;LOWER([.A201])&amp;[.C201]&amp;&quot;/&quot;&amp;[.C201]&amp;&quot;#&quot;&amp;LOWER([.B201])&amp;[.C201]&amp;&quot;/g&quot;&amp;[.C201]&amp;&quot; *.svg&quot;" office:value-type="string" office:string-value="sed -i --follow-symlinks &quot;s/&quot;#6d6fff&quot;/&quot;#7b7bbd&quot;/g&quot; *.svg" calcext:value-type="string">
            <text:p>sed -i --follow-symlinks "s/"#6d6fff"/"#7b7bbd"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&quot;&amp;[.C202]&amp;&quot;#&quot;&amp;LOWER([.A202])&amp;[.C202]&amp;&quot;/&quot;&amp;[.C202]&amp;&quot;#&quot;&amp;LOWER([.B202])&amp;[.C202]&amp;&quot;/g&quot;&amp;[.C202]&amp;&quot; *.svg&quot;" office:value-type="string" office:string-value="sed -i --follow-symlinks &quot;s/&quot;#1a7fd4&quot;/&quot;#6272a4&quot;/g&quot; *.svg" calcext:value-type="string">
            <text:p>sed -i --follow-symlinks "s/"#1a7fd4"/"#6272a4"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&quot;&amp;[.C203]&amp;&quot;#&quot;&amp;LOWER([.A203])&amp;[.C203]&amp;&quot;/&quot;&amp;[.C203]&amp;&quot;#&quot;&amp;LOWER([.B203])&amp;[.C203]&amp;&quot;/g&quot;&amp;[.C203]&amp;&quot; *.svg&quot;" office:value-type="string" office:string-value="sed -i --follow-symlinks &quot;s/&quot;#d85eca&quot;/&quot;#c7639f&quot;/g&quot; *.svg" calcext:value-type="string">
            <text:p>sed -i --follow-symlinks "s/"#d85eca"/"#c7639f"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&quot;&amp;[.C204]&amp;&quot;#&quot;&amp;LOWER([.A204])&amp;[.C204]&amp;&quot;/&quot;&amp;[.C204]&amp;&quot;#&quot;&amp;LOWER([.B204])&amp;[.C204]&amp;&quot;/g&quot;&amp;[.C204]&amp;&quot; *.svg&quot;" office:value-type="string" office:string-value="sed -i --follow-symlinks &quot;s/&quot;#e6446d&quot;/&quot;#c7639f&quot;/g&quot; *.svg" calcext:value-type="string">
            <text:p>sed -i --follow-symlinks "s/"#e6446d"/"#c7639f"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&quot;&amp;[.C205]&amp;&quot;#&quot;&amp;LOWER([.A205])&amp;[.C205]&amp;&quot;/&quot;&amp;[.C205]&amp;&quot;#&quot;&amp;LOWER([.B205])&amp;[.C205]&amp;&quot;/g&quot;&amp;[.C205]&amp;&quot; *.svg&quot;" office:value-type="string" office:string-value="sed -i --follow-symlinks &quot;s/&quot;#abacae&quot;/&quot;#9ea0a6&quot;/g&quot; *.svg" calcext:value-type="string">
            <text:p>sed -i --follow-symlinks "s/"#abacae"/"#9ea0a6"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&quot;&amp;[.C206]&amp;&quot;#&quot;&amp;LOWER([.A206])&amp;[.C206]&amp;&quot;/&quot;&amp;[.C206]&amp;&quot;#&quot;&amp;LOWER([.B206])&amp;[.C206]&amp;&quot;/g&quot;&amp;[.C206]&amp;&quot; *.svg&quot;" office:value-type="string" office:string-value="sed -i --follow-symlinks &quot;s/&quot;#ed5353&quot;/&quot;#ff5555&quot;/g&quot; *.svg" calcext:value-type="string">
            <text:p>sed -i --follow-symlinks "s/"#ed5353"/"#ff5555"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&quot;&amp;[.C207]&amp;&quot;#&quot;&amp;LOWER([.A207])&amp;[.C207]&amp;&quot;/&quot;&amp;[.C207]&amp;&quot;#&quot;&amp;LOWER([.B207])&amp;[.C207]&amp;&quot;/g&quot;&amp;[.C207]&amp;&quot; *.svg&quot;" office:value-type="string" office:string-value="sed -i --follow-symlinks &quot;s/&quot;#47a9de&quot;/&quot;#13b1d5&quot;/g&quot; *.svg" calcext:value-type="string">
            <text:p>sed -i --follow-symlinks "s/"#47a9de"/"#13b1d5"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&quot;&amp;[.C208]&amp;&quot;#&quot;&amp;LOWER([.A208])&amp;[.C208]&amp;&quot;/&quot;&amp;[.C208]&amp;&quot;#&quot;&amp;LOWER([.B208])&amp;[.C208]&amp;&quot;/g&quot;&amp;[.C208]&amp;&quot; *.svg&quot;" office:value-type="string" office:string-value="sed -i --follow-symlinks &quot;s/&quot;#ffd43b&quot;/&quot;#ffb86c&quot;/g&quot; *.svg" calcext:value-type="string">
            <text:p>sed -i --follow-symlinks "s/"#ffd43b"/"#ffb86c"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&quot;&amp;[.C209]&amp;&quot;#&quot;&amp;LOWER([.A209])&amp;[.C209]&amp;&quot;/&quot;&amp;[.C209]&amp;&quot;#&quot;&amp;LOWER([.B209])&amp;[.C209]&amp;&quot;/g&quot;&amp;[.C209]&amp;&quot; *.svg&quot;" office:value-type="string" office:string-value="sed -i --follow-symlinks &quot;s/&quot;#347ab4&quot;/&quot;#168daa&quot;/g&quot; *.svg" calcext:value-type="string">
            <text:p>sed -i --follow-symlinks "s/"#347ab4"/"#168daa"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&quot;&amp;[.C210]&amp;&quot;#&quot;&amp;LOWER([.A210])&amp;[.C210]&amp;&quot;/&quot;&amp;[.C210]&amp;&quot;#&quot;&amp;LOWER([.B210])&amp;[.C210]&amp;&quot;/g&quot;&amp;[.C210]&amp;&quot; *.svg&quot;" office:value-type="string" office:string-value="sed -i --follow-symlinks &quot;s/&quot;#3f51b5&quot;/&quot;#515d85&quot;/g&quot; *.svg" calcext:value-type="string">
            <text:p>sed -i --follow-symlinks "s/"#3f51b5"/"#515d85"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&quot;&amp;[.C211]&amp;&quot;#&quot;&amp;LOWER([.A211])&amp;[.C211]&amp;&quot;/&quot;&amp;[.C211]&amp;&quot;#&quot;&amp;LOWER([.B211])&amp;[.C211]&amp;&quot;/g&quot;&amp;[.C211]&amp;&quot; *.svg&quot;" office:value-type="string" office:string-value="sed -i --follow-symlinks &quot;s/&quot;#f44336&quot;/&quot;#ff5555&quot;/g&quot; *.svg" calcext:value-type="string">
            <text:p>sed -i --follow-symlinks "s/"#f44336"/"#ff5555"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&quot;&amp;[.C212]&amp;&quot;#&quot;&amp;LOWER([.A212])&amp;[.C212]&amp;&quot;/&quot;&amp;[.C212]&amp;&quot;#&quot;&amp;LOWER([.B212])&amp;[.C212]&amp;&quot;/g&quot;&amp;[.C212]&amp;&quot; *.svg&quot;" office:value-type="string" office:string-value="sed -i --follow-symlinks &quot;s/&quot;#e97cc8&quot;/&quot;#ff79c6&quot;/g&quot; *.svg" calcext:value-type="string">
            <text:p>sed -i --follow-symlinks "s/"#e97cc8"/"#ff79c6"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&quot;&amp;[.C213]&amp;&quot;#&quot;&amp;LOWER([.A213])&amp;[.C213]&amp;&quot;/&quot;&amp;[.C213]&amp;&quot;#&quot;&amp;LOWER([.B213])&amp;[.C213]&amp;&quot;/g&quot;&amp;[.C213]&amp;&quot; *.svg&quot;" office:value-type="string" office:string-value="sed -i --follow-symlinks &quot;s/&quot;#892a1f&quot;/&quot;#c7925b&quot;/g&quot; *.svg" calcext:value-type="string">
            <text:p>sed -i --follow-symlinks "s/"#892a1f"/"#c7925b"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&quot;&amp;[.C214]&amp;&quot;#&quot;&amp;LOWER([.A214])&amp;[.C214]&amp;&quot;/&quot;&amp;[.C214]&amp;&quot;#&quot;&amp;LOWER([.B214])&amp;[.C214]&amp;&quot;/g&quot;&amp;[.C214]&amp;&quot; *.svg&quot;" office:value-type="string" office:string-value="sed -i --follow-symlinks &quot;s/&quot;#c43ac4&quot;/&quot;#c7639f&quot;/g&quot; *.svg" calcext:value-type="string">
            <text:p>sed -i --follow-symlinks "s/"#c43ac4"/"#c7639f"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&quot;&amp;[.C215]&amp;&quot;#&quot;&amp;LOWER([.A215])&amp;[.C215]&amp;&quot;/&quot;&amp;[.C215]&amp;&quot;#&quot;&amp;LOWER([.B215])&amp;[.C215]&amp;&quot;/g&quot;&amp;[.C215]&amp;&quot; *.svg&quot;" office:value-type="string" office:string-value="sed -i --follow-symlinks &quot;s/&quot;#f37f53&quot;/&quot;#fd7e7c&quot;/g&quot; *.svg" calcext:value-type="string">
            <text:p>sed -i --follow-symlinks "s/"#f37f53"/"#fd7e7c"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&quot;&amp;[.C216]&amp;&quot;#&quot;&amp;LOWER([.A216])&amp;[.C216]&amp;&quot;/&quot;&amp;[.C216]&amp;&quot;#&quot;&amp;LOWER([.B216])&amp;[.C216]&amp;&quot;/g&quot;&amp;[.C216]&amp;&quot; *.svg&quot;" office:value-type="string" office:string-value="sed -i --follow-symlinks &quot;s/&quot;#4c37d1&quot;/&quot;#515d85&quot;/g&quot; *.svg" calcext:value-type="string">
            <text:p>sed -i --follow-symlinks "s/"#4c37d1"/"#515d85"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&quot;&amp;[.C217]&amp;&quot;#&quot;&amp;LOWER([.A217])&amp;[.C217]&amp;&quot;/&quot;&amp;[.C217]&amp;&quot;#&quot;&amp;LOWER([.B217])&amp;[.C217]&amp;&quot;/g&quot;&amp;[.C217]&amp;&quot; *.svg&quot;" office:value-type="string" office:string-value="sed -i --follow-symlinks &quot;s/&quot;#9550b2&quot;/&quot;#c7639f&quot;/g&quot; *.svg" calcext:value-type="string">
            <text:p>sed -i --follow-symlinks "s/"#9550b2"/"#c7639f"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&quot;&amp;[.C218]&amp;&quot;#&quot;&amp;LOWER([.A218])&amp;[.C218]&amp;&quot;/&quot;&amp;[.C218]&amp;&quot;#&quot;&amp;LOWER([.B218])&amp;[.C218]&amp;&quot;/g&quot;&amp;[.C218]&amp;&quot; *.svg&quot;" office:value-type="string" office:string-value="sed -i --follow-symlinks &quot;s/&quot;#f2793c&quot;/&quot;#c7925b&quot;/g&quot; *.svg" calcext:value-type="string">
            <text:p>sed -i --follow-symlinks "s/"#f2793c"/"#c7925b"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&quot;&amp;[.C219]&amp;&quot;#&quot;&amp;LOWER([.A219])&amp;[.C219]&amp;&quot;/&quot;&amp;[.C219]&amp;&quot;#&quot;&amp;LOWER([.B219])&amp;[.C219]&amp;&quot;/g&quot;&amp;[.C219]&amp;&quot; *.svg&quot;" office:value-type="string" office:string-value="sed -i --follow-symlinks &quot;s/&quot;#2095f2&quot;/&quot;#168daa&quot;/g&quot; *.svg" calcext:value-type="string">
            <text:p>sed -i --follow-symlinks "s/"#2095f2"/"#168daa"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&quot;&amp;[.C220]&amp;&quot;#&quot;&amp;LOWER([.A220])&amp;[.C220]&amp;&quot;/&quot;&amp;[.C220]&amp;&quot;#&quot;&amp;LOWER([.B220])&amp;[.C220]&amp;&quot;/g&quot;&amp;[.C220]&amp;&quot; *.svg&quot;" office:value-type="string" office:string-value="sed -i --follow-symlinks &quot;s/&quot;#7fcc74&quot;/&quot;#46c66a&quot;/g&quot; *.svg" calcext:value-type="string">
            <text:p>sed -i --follow-symlinks "s/"#7fcc74"/"#46c66a"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&quot;&amp;[.C221]&amp;&quot;#&quot;&amp;LOWER([.A221])&amp;[.C221]&amp;&quot;/&quot;&amp;[.C221]&amp;&quot;#&quot;&amp;LOWER([.B221])&amp;[.C221]&amp;&quot;/g&quot;&amp;[.C221]&amp;&quot; *.svg&quot;" office:value-type="string" office:string-value="sed -i --follow-symlinks &quot;s/&quot;#f62a5e&quot;/&quot;#c7639f&quot;/g&quot; *.svg" calcext:value-type="string">
            <text:p>sed -i --follow-symlinks "s/"#f62a5e"/"#c7639f"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&quot;&amp;[.C222]&amp;&quot;#&quot;&amp;LOWER([.A222])&amp;[.C222]&amp;&quot;/&quot;&amp;[.C222]&amp;&quot;#&quot;&amp;LOWER([.B222])&amp;[.C222]&amp;&quot;/g&quot;&amp;[.C222]&amp;&quot; *.svg&quot;" office:value-type="string" office:string-value="sed -i --follow-symlinks &quot;s/&quot;#3c56a1&quot;/&quot;#515d85&quot;/g&quot; *.svg" calcext:value-type="string">
            <text:p>sed -i --follow-symlinks "s/"#3c56a1"/"#515d85"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&quot;&amp;[.C223]&amp;&quot;#&quot;&amp;LOWER([.A223])&amp;[.C223]&amp;&quot;/&quot;&amp;[.C223]&amp;&quot;#&quot;&amp;LOWER([.B223])&amp;[.C223]&amp;&quot;/g&quot;&amp;[.C223]&amp;&quot; *.svg&quot;" office:value-type="string" office:string-value="sed -i --follow-symlinks &quot;s/&quot;#50b9dc&quot;/&quot;#13b1d5&quot;/g&quot; *.svg" calcext:value-type="string">
            <text:p>sed -i --follow-symlinks "s/"#50b9dc"/"#13b1d5"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&quot;&amp;[.C224]&amp;&quot;#&quot;&amp;LOWER([.A224])&amp;[.C224]&amp;&quot;/&quot;&amp;[.C224]&amp;&quot;#&quot;&amp;LOWER([.B224])&amp;[.C224]&amp;&quot;/g&quot;&amp;[.C224]&amp;&quot; *.svg&quot;" office:value-type="string" office:string-value="sed -i --follow-symlinks &quot;s/&quot;#f1c36c&quot;/&quot;#fdc88e&quot;/g&quot; *.svg" calcext:value-type="string">
            <text:p>sed -i --follow-symlinks "s/"#f1c36c"/"#fdc88e"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&quot;&amp;[.C225]&amp;&quot;#&quot;&amp;LOWER([.A225])&amp;[.C225]&amp;&quot;/&quot;&amp;[.C225]&amp;&quot;#&quot;&amp;LOWER([.B225])&amp;[.C225]&amp;&quot;/g&quot;&amp;[.C225]&amp;&quot; *.svg&quot;" office:value-type="string" office:string-value="sed -i --follow-symlinks &quot;s/&quot;#786136&quot;/&quot;#c7925b&quot;/g&quot; *.svg" calcext:value-type="string">
            <text:p>sed -i --follow-symlinks "s/"#786136"/"#c7925b"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&quot;&amp;[.C226]&amp;&quot;#&quot;&amp;LOWER([.A226])&amp;[.C226]&amp;&quot;/&quot;&amp;[.C226]&amp;&quot;#&quot;&amp;LOWER([.B226])&amp;[.C226]&amp;&quot;/g&quot;&amp;[.C226]&amp;&quot; *.svg&quot;" office:value-type="string" office:string-value="sed -i --follow-symlinks &quot;s/&quot;#8e4ba9&quot;/&quot;#9576c5&quot;/g&quot; *.svg" calcext:value-type="string">
            <text:p>sed -i --follow-symlinks "s/"#8e4ba9"/"#9576c5"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&quot;&amp;[.C227]&amp;&quot;#&quot;&amp;LOWER([.A227])&amp;[.C227]&amp;&quot;/&quot;&amp;[.C227]&amp;&quot;#&quot;&amp;LOWER([.B227])&amp;[.C227]&amp;&quot;/g&quot;&amp;[.C227]&amp;&quot; *.svg&quot;" office:value-type="string" office:string-value="sed -i --follow-symlinks &quot;s/&quot;#e3e6f5&quot;/&quot;#f8f8f2&quot;/g&quot; *.svg" calcext:value-type="string">
            <text:p>sed -i --follow-symlinks "s/"#e3e6f5"/"#f8f8f2"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&quot;&amp;[.C228]&amp;&quot;#&quot;&amp;LOWER([.A228])&amp;[.C228]&amp;&quot;/&quot;&amp;[.C228]&amp;&quot;#&quot;&amp;LOWER([.B228])&amp;[.C228]&amp;&quot;/g&quot;&amp;[.C228]&amp;&quot; *.svg&quot;" office:value-type="string" office:string-value="sed -i --follow-symlinks &quot;s/&quot;#2196f3&quot;/&quot;#13b1d5&quot;/g&quot; *.svg" calcext:value-type="string">
            <text:p>sed -i --follow-symlinks "s/"#2196f3"/"#13b1d5"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&quot;&amp;[.C229]&amp;&quot;#&quot;&amp;LOWER([.A229])&amp;[.C229]&amp;&quot;/&quot;&amp;[.C229]&amp;&quot;#&quot;&amp;LOWER([.B229])&amp;[.C229]&amp;&quot;/g&quot;&amp;[.C229]&amp;&quot; *.svg&quot;" office:value-type="string" office:string-value="sed -i --follow-symlinks &quot;s/&quot;#f9ce1d&quot;/&quot;#ffb86c&quot;/g&quot; *.svg" calcext:value-type="string">
            <text:p>sed -i --follow-symlinks "s/"#f9ce1d"/"#ffb86c"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&quot;&amp;[.C230]&amp;&quot;#&quot;&amp;LOWER([.A230])&amp;[.C230]&amp;&quot;/&quot;&amp;[.C230]&amp;&quot;#&quot;&amp;LOWER([.B230])&amp;[.C230]&amp;&quot;/g&quot;&amp;[.C230]&amp;&quot; *.svg&quot;" office:value-type="string" office:string-value="sed -i --follow-symlinks &quot;s/&quot;#4caf50&quot;/&quot;#46c66a&quot;/g&quot; *.svg" calcext:value-type="string">
            <text:p>sed -i --follow-symlinks "s/"#4caf50"/"#46c66a"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&quot;&amp;[.C231]&amp;&quot;#&quot;&amp;LOWER([.A231])&amp;[.C231]&amp;&quot;/&quot;&amp;[.C231]&amp;&quot;#&quot;&amp;LOWER([.B231])&amp;[.C231]&amp;&quot;/g&quot;&amp;[.C231]&amp;&quot; *.svg&quot;" office:value-type="string" office:string-value="sed -i --follow-symlinks &quot;s/&quot;#bebebe&quot;/&quot;#cbcccc&quot;/g&quot; *.svg" calcext:value-type="string">
            <text:p>sed -i --follow-symlinks "s/"#bebeb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&quot;&amp;[.C232]&amp;&quot;#&quot;&amp;LOWER([.A232])&amp;[.C232]&amp;&quot;/&quot;&amp;[.C232]&amp;&quot;#&quot;&amp;LOWER([.B232])&amp;[.C232]&amp;&quot;/g&quot;&amp;[.C232]&amp;&quot; *.svg&quot;" office:value-type="string" office:string-value="sed -i --follow-symlinks &quot;s/&quot;#df5656&quot;/&quot;#c7484a&quot;/g&quot; *.svg" calcext:value-type="string">
            <text:p>sed -i --follow-symlinks "s/"#df5656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&quot;&amp;[.C233]&amp;&quot;#&quot;&amp;LOWER([.A233])&amp;[.C233]&amp;&quot;/&quot;&amp;[.C233]&amp;&quot;#&quot;&amp;LOWER([.B233])&amp;[.C233]&amp;&quot;/g&quot;&amp;[.C233]&amp;&quot; *.svg&quot;" office:value-type="string" office:string-value="sed -i --follow-symlinks &quot;s/&quot;#ff9292&quot;/&quot;#fd7e7c&quot;/g&quot; *.svg" calcext:value-type="string">
            <text:p>sed -i --follow-symlinks "s/"#ff9292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&quot;&amp;[.C234]&amp;&quot;#&quot;&amp;LOWER([.A234])&amp;[.C234]&amp;&quot;/&quot;&amp;[.C234]&amp;&quot;#&quot;&amp;LOWER([.B234])&amp;[.C234]&amp;&quot;/g&quot;&amp;[.C234]&amp;&quot; *.svg&quot;" office:value-type="string" office:string-value="sed -i --follow-symlinks &quot;s/&quot;#423c50&quot;/&quot;#44475a&quot;/g&quot; *.svg" calcext:value-type="string">
            <text:p>sed -i --follow-symlinks "s/"#423c50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&quot;&amp;[.C235]&amp;&quot;#&quot;&amp;LOWER([.A235])&amp;[.C235]&amp;&quot;/&quot;&amp;[.C235]&amp;&quot;#&quot;&amp;LOWER([.B235])&amp;[.C235]&amp;&quot;/g&quot;&amp;[.C235]&amp;&quot; *.svg&quot;" office:value-type="string" office:string-value="sed -i --follow-symlinks &quot;s/&quot;#c83737&quot;/&quot;#c7484a&quot;/g&quot; *.svg" calcext:value-type="string">
            <text:p>sed -i --follow-symlinks "s/"#c837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&quot;&amp;[.C236]&amp;&quot;#&quot;&amp;LOWER([.A236])&amp;[.C236]&amp;&quot;/&quot;&amp;[.C236]&amp;&quot;#&quot;&amp;LOWER([.B236])&amp;[.C236]&amp;&quot;/g&quot;&amp;[.C236]&amp;&quot; *.svg&quot;" office:value-type="string" office:string-value="sed -i --follow-symlinks &quot;s/&quot;#3d4144&quot;/&quot;#44475a&quot;/g&quot; *.svg" calcext:value-type="string">
            <text:p>sed -i --follow-symlinks "s/"#3d4144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&quot;&amp;[.C237]&amp;&quot;#&quot;&amp;LOWER([.A237])&amp;[.C237]&amp;&quot;/&quot;&amp;[.C237]&amp;&quot;#&quot;&amp;LOWER([.B237])&amp;[.C237]&amp;&quot;/g&quot;&amp;[.C237]&amp;&quot; *.svg&quot;" office:value-type="string" office:string-value="sed -i --follow-symlinks &quot;s/&quot;#24a9f7&quot;/&quot;#13b1d5&quot;/g&quot; *.svg" calcext:value-type="string">
            <text:p>sed -i --follow-symlinks "s/"#24a9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&quot;&amp;[.C238]&amp;&quot;#&quot;&amp;LOWER([.A238])&amp;[.C238]&amp;&quot;/&quot;&amp;[.C238]&amp;&quot;#&quot;&amp;LOWER([.B238])&amp;[.C238]&amp;&quot;/g&quot;&amp;[.C238]&amp;&quot; *.svg&quot;" office:value-type="string" office:string-value="sed -i --follow-symlinks &quot;s/&quot;#ec5056&quot;/&quot;#ff5555&quot;/g&quot; *.svg" calcext:value-type="string">
            <text:p>sed -i --follow-symlinks "s/"#ec5056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&quot;&amp;[.C239]&amp;&quot;#&quot;&amp;LOWER([.A239])&amp;[.C239]&amp;&quot;/&quot;&amp;[.C239]&amp;&quot;#&quot;&amp;LOWER([.B239])&amp;[.C239]&amp;&quot;/g&quot;&amp;[.C239]&amp;&quot; *.svg&quot;" office:value-type="string" office:string-value="sed -i --follow-symlinks &quot;s/&quot;#e82e34&quot;/&quot;#ff5555&quot;/g&quot; *.svg" calcext:value-type="string">
            <text:p>sed -i --follow-symlinks "s/"#e82e34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&quot;&amp;[.C240]&amp;&quot;#&quot;&amp;LOWER([.A240])&amp;[.C240]&amp;&quot;/&quot;&amp;[.C240]&amp;&quot;#&quot;&amp;LOWER([.B240])&amp;[.C240]&amp;&quot;/g&quot;&amp;[.C240]&amp;&quot; *.svg&quot;" office:value-type="string" office:string-value="sed -i --follow-symlinks &quot;s/&quot;#33a5ff&quot;/&quot;#13b1d5&quot;/g&quot; *.svg" calcext:value-type="string">
            <text:p>sed -i --follow-symlinks "s/"#33a5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&quot;&amp;[.C241]&amp;&quot;#&quot;&amp;LOWER([.A241])&amp;[.C241]&amp;&quot;/&quot;&amp;[.C241]&amp;&quot;#&quot;&amp;LOWER([.B241])&amp;[.C241]&amp;&quot;/g&quot;&amp;[.C241]&amp;&quot; *.svg&quot;" office:value-type="string" office:string-value="sed -i --follow-symlinks &quot;s/&quot;#8cc64c&quot;/&quot;#46c66a&quot;/g&quot; *.svg" calcext:value-type="string">
            <text:p>sed -i --follow-symlinks "s/"#8cc64c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&quot;&amp;[.C242]&amp;&quot;#&quot;&amp;LOWER([.A242])&amp;[.C242]&amp;&quot;/&quot;&amp;[.C242]&amp;&quot;#&quot;&amp;LOWER([.B242])&amp;[.C242]&amp;&quot;/g&quot;&amp;[.C242]&amp;&quot; *.svg&quot;" office:value-type="string" office:string-value="sed -i --follow-symlinks &quot;s/&quot;#232629&quot;/&quot;#282a36&quot;/g&quot; *.svg" calcext:value-type="string">
            <text:p>sed -i --follow-symlinks "s/"#232629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&quot;&amp;[.C243]&amp;&quot;#&quot;&amp;LOWER([.A243])&amp;[.C243]&amp;&quot;/&quot;&amp;[.C243]&amp;&quot;#&quot;&amp;LOWER([.B243])&amp;[.C243]&amp;&quot;/g&quot;&amp;[.C243]&amp;&quot; *.svg&quot;" office:value-type="string" office:string-value="sed -i --follow-symlinks &quot;s/&quot;#fcfcfc&quot;/&quot;#f8f8f2&quot;/g&quot; *.svg" calcext:value-type="string">
            <text:p>sed -i --follow-symlinks "s/"#fcfcf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&quot;&amp;[.C244]&amp;&quot;#&quot;&amp;LOWER([.A244])&amp;[.C244]&amp;&quot;/&quot;&amp;[.C244]&amp;&quot;#&quot;&amp;LOWER([.B244])&amp;[.C244]&amp;&quot;/g&quot;&amp;[.C244]&amp;&quot; *.svg&quot;" office:value-type="string" office:string-value="sed -i --follow-symlinks &quot;s/&quot;#7fbc34&quot;/&quot;#46c66a&quot;/g&quot; *.svg" calcext:value-type="string">
            <text:p>sed -i --follow-symlinks "s/"#7fbc3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&quot;&amp;[.C245]&amp;&quot;#&quot;&amp;LOWER([.A245])&amp;[.C245]&amp;&quot;/&quot;&amp;[.C245]&amp;&quot;#&quot;&amp;LOWER([.B245])&amp;[.C245]&amp;&quot;/g&quot;&amp;[.C245]&amp;&quot; *.svg&quot;" office:value-type="string" office:string-value="sed -i --follow-symlinks &quot;s/&quot;#8cc348&quot;/&quot;#46c66a&quot;/g&quot; *.svg" calcext:value-type="string">
            <text:p>sed -i --follow-symlinks "s/"#8cc348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&quot;&amp;[.C246]&amp;&quot;#&quot;&amp;LOWER([.A246])&amp;[.C246]&amp;&quot;/&quot;&amp;[.C246]&amp;&quot;#&quot;&amp;LOWER([.B246])&amp;[.C246]&amp;&quot;/g&quot;&amp;[.C246]&amp;&quot; *.svg&quot;" office:value-type="string" office:string-value="sed -i --follow-symlinks &quot;s/&quot;#008000&quot;/&quot;#46c66a&quot;/g&quot; *.svg" calcext:value-type="string">
            <text:p>sed -i --follow-symlinks "s/"#00800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&quot;&amp;[.C247]&amp;&quot;#&quot;&amp;LOWER([.A247])&amp;[.C247]&amp;&quot;/&quot;&amp;[.C247]&amp;&quot;#&quot;&amp;LOWER([.B247])&amp;[.C247]&amp;&quot;/g&quot;&amp;[.C247]&amp;&quot; *.svg&quot;" office:value-type="string" office:string-value="sed -i --follow-symlinks &quot;s/&quot;#cacbcf&quot;/&quot;#cbcccc&quot;/g&quot; *.svg" calcext:value-type="string">
            <text:p>sed -i --follow-symlinks "s/"#cacbcf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&quot;&amp;[.C248]&amp;&quot;#&quot;&amp;LOWER([.A248])&amp;[.C248]&amp;&quot;/&quot;&amp;[.C248]&amp;&quot;#&quot;&amp;LOWER([.B248])&amp;[.C248]&amp;&quot;/g&quot;&amp;[.C248]&amp;&quot; *.svg&quot;" office:value-type="string" office:string-value="sed -i --follow-symlinks &quot;s/&quot;#85858a&quot;/&quot;#717380&quot;/g&quot; *.svg" calcext:value-type="string">
            <text:p>sed -i --follow-symlinks "s/"#85858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&quot;&amp;[.C249]&amp;&quot;#&quot;&amp;LOWER([.A249])&amp;[.C249]&amp;&quot;/&quot;&amp;[.C249]&amp;&quot;#&quot;&amp;LOWER([.B249])&amp;[.C249]&amp;&quot;/g&quot;&amp;[.C249]&amp;&quot; *.svg&quot;" office:value-type="string" office:string-value="sed -i --follow-symlinks &quot;s/&quot;#949496&quot;/&quot;#9ea0a6&quot;/g&quot; *.svg" calcext:value-type="string">
            <text:p>sed -i --follow-symlinks "s/"#949496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&quot;&amp;[.C250]&amp;&quot;#&quot;&amp;LOWER([.A250])&amp;[.C250]&amp;&quot;/&quot;&amp;[.C250]&amp;&quot;#&quot;&amp;LOWER([.B250])&amp;[.C250]&amp;&quot;/g&quot;&amp;[.C250]&amp;&quot; *.svg&quot;" office:value-type="string" office:string-value="sed -i --follow-symlinks &quot;s/&quot;#57cfc2&quot;/&quot;#8be9fd&quot;/g&quot; *.svg" calcext:value-type="string">
            <text:p>sed -i --follow-symlinks "s/"#57cfc2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&quot;&amp;[.C251]&amp;&quot;#&quot;&amp;LOWER([.A251])&amp;[.C251]&amp;&quot;/&quot;&amp;[.C251]&amp;&quot;#&quot;&amp;LOWER([.B251])&amp;[.C251]&amp;&quot;/g&quot;&amp;[.C251]&amp;&quot; *.svg&quot;" office:value-type="string" office:string-value="sed -i --follow-symlinks &quot;s/&quot;#419bc8&quot;/&quot;#168daa&quot;/g&quot; *.svg" calcext:value-type="string">
            <text:p>sed -i --follow-symlinks "s/"#419bc8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&quot;&amp;[.C252]&amp;&quot;#&quot;&amp;LOWER([.A252])&amp;[.C252]&amp;&quot;/&quot;&amp;[.C252]&amp;&quot;#&quot;&amp;LOWER([.B252])&amp;[.C252]&amp;&quot;/g&quot;&amp;[.C252]&amp;&quot; *.svg&quot;" office:value-type="string" office:string-value="sed -i --follow-symlinks &quot;s/&quot;#8cd839&quot;/&quot;#50fa7b&quot;/g&quot; *.svg" calcext:value-type="string">
            <text:p>sed -i --follow-symlinks "s/"#8cd839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&quot;&amp;[.C253]&amp;&quot;#&quot;&amp;LOWER([.A253])&amp;[.C253]&amp;&quot;/&quot;&amp;[.C253]&amp;&quot;#&quot;&amp;LOWER([.B253])&amp;[.C253]&amp;&quot;/g&quot;&amp;[.C253]&amp;&quot; *.svg&quot;" office:value-type="string" office:string-value="sed -i --follow-symlinks &quot;s/&quot;#d3d9dc&quot;/&quot;#cbcccc&quot;/g&quot; *.svg" calcext:value-type="string">
            <text:p>sed -i --follow-symlinks "s/"#d3d9dc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&quot;&amp;[.C254]&amp;&quot;#&quot;&amp;LOWER([.A254])&amp;[.C254]&amp;&quot;/&quot;&amp;[.C254]&amp;&quot;#&quot;&amp;LOWER([.B254])&amp;[.C254]&amp;&quot;/g&quot;&amp;[.C254]&amp;&quot; *.svg&quot;" office:value-type="string" office:string-value="sed -i --follow-symlinks &quot;s/&quot;#dc4f45&quot;/&quot;#c7484a&quot;/g&quot; *.svg" calcext:value-type="string">
            <text:p>sed -i --follow-symlinks "s/"#dc4f45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&quot;&amp;[.C255]&amp;&quot;#&quot;&amp;LOWER([.A255])&amp;[.C255]&amp;&quot;/&quot;&amp;[.C255]&amp;&quot;#&quot;&amp;LOWER([.B255])&amp;[.C255]&amp;&quot;/g&quot;&amp;[.C255]&amp;&quot; *.svg&quot;" office:value-type="string" office:string-value="sed -i --follow-symlinks &quot;s/&quot;#2569bbe&quot;/&quot;#6272a4&quot;/g&quot; *.svg" calcext:value-type="string">
            <text:p>sed -i --follow-symlinks "s/"#2569bbe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&quot;&amp;[.C256]&amp;&quot;#&quot;&amp;LOWER([.A256])&amp;[.C256]&amp;&quot;/&quot;&amp;[.C256]&amp;&quot;#&quot;&amp;LOWER([.B256])&amp;[.C256]&amp;&quot;/g&quot;&amp;[.C256]&amp;&quot; *.svg&quot;" office:value-type="string" office:string-value="sed -i --follow-symlinks &quot;s/&quot;#72787e&quot;/&quot;#717380&quot;/g&quot; *.svg" calcext:value-type="string">
            <text:p>sed -i --follow-symlinks "s/"#72787e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&quot;&amp;[.C257]&amp;&quot;#&quot;&amp;LOWER([.A257])&amp;[.C257]&amp;&quot;/&quot;&amp;[.C257]&amp;&quot;#&quot;&amp;LOWER([.B257])&amp;[.C257]&amp;&quot;/g&quot;&amp;[.C257]&amp;&quot; *.svg&quot;" office:value-type="string" office:string-value="sed -i --follow-symlinks &quot;s/&quot;#96ffff&quot;/&quot;#8be9fd&quot;/g&quot; *.svg" calcext:value-type="string">
            <text:p>sed -i --follow-symlinks "s/"#96ffff"/"#8be9f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&quot;&amp;[.C258]&amp;&quot;#&quot;&amp;LOWER([.A258])&amp;[.C258]&amp;&quot;/&quot;&amp;[.C258]&amp;&quot;#&quot;&amp;LOWER([.B258])&amp;[.C258]&amp;&quot;/g&quot;&amp;[.C258]&amp;&quot; *.svg&quot;" office:value-type="string" office:string-value="sed -i --follow-symlinks &quot;s/&quot;#dae0e2&quot;/&quot;#cbcccc&quot;/g&quot; *.svg" calcext:value-type="string">
            <text:p>sed -i --follow-symlinks "s/"#dae0e2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&quot;&amp;[.C259]&amp;&quot;#&quot;&amp;LOWER([.A259])&amp;[.C259]&amp;&quot;/&quot;&amp;[.C259]&amp;&quot;#&quot;&amp;LOWER([.B259])&amp;[.C259]&amp;&quot;/g&quot;&amp;[.C259]&amp;&quot; *.svg&quot;" office:value-type="string" office:string-value="sed -i --follow-symlinks &quot;s/&quot;#ec6e28&quot;/&quot;#c7484a&quot;/g&quot; *.svg" calcext:value-type="string">
            <text:p>sed -i --follow-symlinks "s/"#ec6e28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&quot;&amp;[.C260]&amp;&quot;#&quot;&amp;LOWER([.A260])&amp;[.C260]&amp;&quot;/&quot;&amp;[.C260]&amp;&quot;#&quot;&amp;LOWER([.B260])&amp;[.C260]&amp;&quot;/g&quot;&amp;[.C260]&amp;&quot; *.svg&quot;" office:value-type="string" office:string-value="sed -i --follow-symlinks &quot;s/&quot;#373a3d&quot;/&quot;#44475a&quot;/g&quot; *.svg" calcext:value-type="string">
            <text:p>sed -i --follow-symlinks "s/"#373a3d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&quot;&amp;[.C261]&amp;&quot;#&quot;&amp;LOWER([.A261])&amp;[.C261]&amp;&quot;/&quot;&amp;[.C261]&amp;&quot;#&quot;&amp;LOWER([.B261])&amp;[.C261]&amp;&quot;/g&quot;&amp;[.C261]&amp;&quot; *.svg&quot;" office:value-type="string" office:string-value="sed -i --follow-symlinks &quot;s/&quot;#df4139&quot;/&quot;#ff5555&quot;/g&quot; *.svg" calcext:value-type="string">
            <text:p>sed -i --follow-symlinks "s/"#df4139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&quot;&amp;[.C262]&amp;&quot;#&quot;&amp;LOWER([.A262])&amp;[.C262]&amp;&quot;/&quot;&amp;[.C262]&amp;&quot;#&quot;&amp;LOWER([.B262])&amp;[.C262]&amp;&quot;/g&quot;&amp;[.C262]&amp;&quot; *.svg&quot;" office:value-type="string" office:string-value="sed -i --follow-symlinks &quot;s/&quot;#b7b7b7&quot;/&quot;#9ea0a6&quot;/g&quot; *.svg" calcext:value-type="string">
            <text:p>sed -i --follow-symlinks "s/"#b7b7b7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&quot;&amp;[.C263]&amp;&quot;#&quot;&amp;LOWER([.A263])&amp;[.C263]&amp;&quot;/&quot;&amp;[.C263]&amp;&quot;#&quot;&amp;LOWER([.B263])&amp;[.C263]&amp;&quot;/g&quot;&amp;[.C263]&amp;&quot; *.svg&quot;" office:value-type="string" office:string-value="sed -i --follow-symlinks &quot;s/&quot;#ffbb55&quot;/&quot;#ffb86c&quot;/g&quot; *.svg" calcext:value-type="string">
            <text:p>sed -i --follow-symlinks "s/"#ffbb55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&quot;&amp;[.C264]&amp;&quot;#&quot;&amp;LOWER([.A264])&amp;[.C264]&amp;&quot;/&quot;&amp;[.C264]&amp;&quot;#&quot;&amp;LOWER([.B264])&amp;[.C264]&amp;&quot;/g&quot;&amp;[.C264]&amp;&quot; *.svg&quot;" office:value-type="string" office:string-value="sed -i --follow-symlinks &quot;s/&quot;#638df5&quot;/&quot;#6272a4&quot;/g&quot; *.svg" calcext:value-type="string">
            <text:p>sed -i --follow-symlinks "s/"#638df5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&quot;&amp;[.C265]&amp;&quot;#&quot;&amp;LOWER([.A265])&amp;[.C265]&amp;&quot;/&quot;&amp;[.C265]&amp;&quot;#&quot;&amp;LOWER([.B265])&amp;[.C265]&amp;&quot;/g&quot;&amp;[.C265]&amp;&quot; *.svg&quot;" office:value-type="string" office:string-value="sed -i --follow-symlinks &quot;s/&quot;#00aade&quot;/&quot;#13b1d5&quot;/g&quot; *.svg" calcext:value-type="string">
            <text:p>sed -i --follow-symlinks "s/"#00aade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&quot;&amp;[.C266]&amp;&quot;#&quot;&amp;LOWER([.A266])&amp;[.C266]&amp;&quot;/&quot;&amp;[.C266]&amp;&quot;#&quot;&amp;LOWER([.B266])&amp;[.C266]&amp;&quot;/g&quot;&amp;[.C266]&amp;&quot; *.svg&quot;" office:value-type="string" office:string-value="sed -i --follow-symlinks &quot;s/&quot;#f0f0f0&quot;/&quot;#f8f8f2&quot;/g&quot; *.svg" calcext:value-type="string">
            <text:p>sed -i --follow-symlinks "s/"#f0f0f0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&quot;&amp;[.C267]&amp;&quot;#&quot;&amp;LOWER([.A267])&amp;[.C267]&amp;&quot;/&quot;&amp;[.C267]&amp;&quot;#&quot;&amp;LOWER([.B267])&amp;[.C267]&amp;&quot;/g&quot;&amp;[.C267]&amp;&quot; *.svg&quot;" office:value-type="string" office:string-value="sed -i --follow-symlinks &quot;s/&quot;#b375c4&quot;/&quot;#9576c5&quot;/g&quot; *.svg" calcext:value-type="string">
            <text:p>sed -i --follow-symlinks "s/"#b375c4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&quot;&amp;[.C268]&amp;&quot;#&quot;&amp;LOWER([.A268])&amp;[.C268]&amp;&quot;/&quot;&amp;[.C268]&amp;&quot;#&quot;&amp;LOWER([.B268])&amp;[.C268]&amp;&quot;/g&quot;&amp;[.C268]&amp;&quot; *.svg&quot;" office:value-type="string" office:string-value="sed -i --follow-symlinks &quot;s/&quot;#49494c&quot;/&quot;#44475a&quot;/g&quot; *.svg" calcext:value-type="string">
            <text:p>sed -i --follow-symlinks "s/"#49494c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&quot;&amp;[.C269]&amp;&quot;#&quot;&amp;LOWER([.A269])&amp;[.C269]&amp;&quot;/&quot;&amp;[.C269]&amp;&quot;#&quot;&amp;LOWER([.B269])&amp;[.C269]&amp;&quot;/g&quot;&amp;[.C269]&amp;&quot; *.svg&quot;" office:value-type="string" office:string-value="sed -i --follow-symlinks &quot;s/&quot;#e2e096&quot;/&quot;#f1fa8c&quot;/g&quot; *.svg" calcext:value-type="string">
            <text:p>sed -i --follow-symlinks "s/"#e2e096"/"#f1fa8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&quot;&amp;[.C270]&amp;&quot;#&quot;&amp;LOWER([.A270])&amp;[.C270]&amp;&quot;/&quot;&amp;[.C270]&amp;&quot;#&quot;&amp;LOWER([.B270])&amp;[.C270]&amp;&quot;/g&quot;&amp;[.C270]&amp;&quot; *.svg&quot;" office:value-type="string" office:string-value="sed -i --follow-symlinks &quot;s/&quot;#f9f8d2&quot;/&quot;#f3faa6&quot;/g&quot; *.svg" calcext:value-type="string">
            <text:p>sed -i --follow-symlinks "s/"#f9f8d2"/"#f3fa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&quot;&amp;[.C271]&amp;&quot;#&quot;&amp;LOWER([.A271])&amp;[.C271]&amp;&quot;/&quot;&amp;[.C271]&amp;&quot;#&quot;&amp;LOWER([.B271])&amp;[.C271]&amp;&quot;/g&quot;&amp;[.C271]&amp;&quot; *.svg&quot;" office:value-type="string" office:string-value="sed -i --follow-symlinks &quot;s/&quot;#ff8080&quot;/&quot;#fd7e7c&quot;/g&quot; *.svg" calcext:value-type="string">
            <text:p>sed -i --follow-symlinks "s/"#ff8080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&quot;&amp;[.C272]&amp;&quot;#&quot;&amp;LOWER([.A272])&amp;[.C272]&amp;&quot;/&quot;&amp;[.C272]&amp;&quot;#&quot;&amp;LOWER([.B272])&amp;[.C272]&amp;&quot;/g&quot;&amp;[.C272]&amp;&quot; *.svg&quot;" office:value-type="string" office:string-value="sed -i --follow-symlinks &quot;s/&quot;#6a6a6a&quot;/&quot;#717380&quot;/g&quot; *.svg" calcext:value-type="string">
            <text:p>sed -i --follow-symlinks "s/"#6a6a6a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&quot;&amp;[.C273]&amp;&quot;#&quot;&amp;LOWER([.A273])&amp;[.C273]&amp;&quot;/&quot;&amp;[.C273]&amp;&quot;#&quot;&amp;LOWER([.B273])&amp;[.C273]&amp;&quot;/g&quot;&amp;[.C273]&amp;&quot; *.svg&quot;" office:value-type="string" office:string-value="sed -i --follow-symlinks &quot;s/&quot;#ececec&quot;/&quot;#f8f8f2&quot;/g&quot; *.svg" calcext:value-type="string">
            <text:p>sed -i --follow-symlinks "s/"#ececec"/"#f8f8f2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&quot;&amp;[.C274]&amp;&quot;#&quot;&amp;LOWER([.A274])&amp;[.C274]&amp;&quot;/&quot;&amp;[.C274]&amp;&quot;#&quot;&amp;LOWER([.B274])&amp;[.C274]&amp;&quot;/g&quot;&amp;[.C274]&amp;&quot; *.svg&quot;" office:value-type="string" office:string-value="sed -i --follow-symlinks &quot;s/&quot;#479ae5&quot;/&quot;#13b1d5&quot;/g&quot; *.svg" calcext:value-type="string">
            <text:p>sed -i --follow-symlinks "s/"#479ae5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&quot;&amp;[.C275]&amp;&quot;#&quot;&amp;LOWER([.A275])&amp;[.C275]&amp;&quot;/&quot;&amp;[.C275]&amp;&quot;#&quot;&amp;LOWER([.B275])&amp;[.C275]&amp;&quot;/g&quot;&amp;[.C275]&amp;&quot; *.svg&quot;" office:value-type="string" office:string-value="sed -i --follow-symlinks &quot;s/&quot;#cecece&quot;/&quot;#cbcccc&quot;/g&quot; *.svg" calcext:value-type="string">
            <text:p>sed -i --follow-symlinks "s/"#cecece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&quot;&amp;[.C276]&amp;&quot;#&quot;&amp;LOWER([.A276])&amp;[.C276]&amp;&quot;/&quot;&amp;[.C276]&amp;&quot;#&quot;&amp;LOWER([.B276])&amp;[.C276]&amp;&quot;/g&quot;&amp;[.C276]&amp;&quot; *.svg&quot;" office:value-type="string" office:string-value="sed -i --follow-symlinks &quot;s/&quot;#4c8fd8&quot;/&quot;#6272a4&quot;/g&quot; *.svg" calcext:value-type="string">
            <text:p>sed -i --follow-symlinks "s/"#4c8fd8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&quot;&amp;[.C277]&amp;&quot;#&quot;&amp;LOWER([.A277])&amp;[.C277]&amp;&quot;/&quot;&amp;[.C277]&amp;&quot;#&quot;&amp;LOWER([.B277])&amp;[.C277]&amp;&quot;/g&quot;&amp;[.C277]&amp;&quot; *.svg&quot;" office:value-type="string" office:string-value="sed -i --follow-symlinks &quot;s/&quot;#6ddce7&quot;/&quot;#4cc3dc&quot;/g&quot; *.svg" calcext:value-type="string">
            <text:p>sed -i --follow-symlinks "s/"#6ddce7"/"#4cc3d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&quot;&amp;[.C278]&amp;&quot;#&quot;&amp;LOWER([.A278])&amp;[.C278]&amp;&quot;/&quot;&amp;[.C278]&amp;&quot;#&quot;&amp;LOWER([.B278])&amp;[.C278]&amp;&quot;/g&quot;&amp;[.C278]&amp;&quot; *.svg&quot;" office:value-type="string" office:string-value="sed -i --follow-symlinks &quot;s/&quot;#7664c4&quot;/&quot;#7b7bbd&quot;/g&quot; *.svg" calcext:value-type="string">
            <text:p>sed -i --follow-symlinks "s/"#7664c4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&quot;&amp;[.C279]&amp;&quot;#&quot;&amp;LOWER([.A279])&amp;[.C279]&amp;&quot;/&quot;&amp;[.C279]&amp;&quot;#&quot;&amp;LOWER([.B279])&amp;[.C279]&amp;&quot;/g&quot;&amp;[.C279]&amp;&quot; *.svg&quot;" office:value-type="string" office:string-value="sed -i --follow-symlinks &quot;s/&quot;#e18a50&quot;/&quot;#c7925b&quot;/g&quot; *.svg" calcext:value-type="string">
            <text:p>sed -i --follow-symlinks "s/"#e18a50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&quot;&amp;[.C280]&amp;&quot;#&quot;&amp;LOWER([.A280])&amp;[.C280]&amp;&quot;/&quot;&amp;[.C280]&amp;&quot;#&quot;&amp;LOWER([.B280])&amp;[.C280]&amp;&quot;/g&quot;&amp;[.C280]&amp;&quot; *.svg&quot;" office:value-type="string" office:string-value="sed -i --follow-symlinks &quot;s/&quot;#878787&quot;/&quot;#9ea0a6&quot;/g&quot; *.svg" calcext:value-type="string">
            <text:p>sed -i --follow-symlinks "s/"#878787"/"#9ea0a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&quot;&amp;[.C281]&amp;&quot;#&quot;&amp;LOWER([.A281])&amp;[.C281]&amp;&quot;/&quot;&amp;[.C281]&amp;&quot;#&quot;&amp;LOWER([.B281])&amp;[.C281]&amp;&quot;/g&quot;&amp;[.C281]&amp;&quot; *.svg&quot;" office:value-type="string" office:string-value="sed -i --follow-symlinks &quot;s/&quot;#46a9ee&quot;/&quot;#13b1d5&quot;/g&quot; *.svg" calcext:value-type="string">
            <text:p>sed -i --follow-symlinks "s/"#46a9ee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&quot;&amp;[.C282]&amp;&quot;#&quot;&amp;LOWER([.A282])&amp;[.C282]&amp;&quot;/&quot;&amp;[.C282]&amp;&quot;#&quot;&amp;LOWER([.B282])&amp;[.C282]&amp;&quot;/g&quot;&amp;[.C282]&amp;&quot; *.svg&quot;" office:value-type="string" office:string-value="sed -i --follow-symlinks &quot;s/&quot;#0266b3&quot;/&quot;#168daa&quot;/g&quot; *.svg" calcext:value-type="string">
            <text:p>sed -i --follow-symlinks "s/"#0266b3"/"#168da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&quot;&amp;[.C283]&amp;&quot;#&quot;&amp;LOWER([.A283])&amp;[.C283]&amp;&quot;/&quot;&amp;[.C283]&amp;&quot;#&quot;&amp;LOWER([.B283])&amp;[.C283]&amp;&quot;/g&quot;&amp;[.C283]&amp;&quot; *.svg&quot;" office:value-type="string" office:string-value="sed -i --follow-symlinks &quot;s/&quot;#d52337&quot;/&quot;#c7484a&quot;/g&quot; *.svg" calcext:value-type="string">
            <text:p>sed -i --follow-symlinks "s/"#d5233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&quot;&amp;[.C284]&amp;&quot;#&quot;&amp;LOWER([.A284])&amp;[.C284]&amp;&quot;/&quot;&amp;[.C284]&amp;&quot;#&quot;&amp;LOWER([.B284])&amp;[.C284]&amp;&quot;/g&quot;&amp;[.C284]&amp;&quot; *.svg&quot;" office:value-type="string" office:string-value="sed -i --follow-symlinks &quot;s/&quot;#e46d6d&quot;/&quot;#fd7e7c&quot;/g&quot; *.svg" calcext:value-type="string">
            <text:p>sed -i --follow-symlinks "s/"#e46d6d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&quot;&amp;[.C285]&amp;&quot;#&quot;&amp;LOWER([.A285])&amp;[.C285]&amp;&quot;/&quot;&amp;[.C285]&amp;&quot;#&quot;&amp;LOWER([.B285])&amp;[.C285]&amp;&quot;/g&quot;&amp;[.C285]&amp;&quot; *.svg&quot;" office:value-type="string" office:string-value="sed -i --follow-symlinks &quot;s/&quot;#50b4ec&quot;/&quot;#13b1d5&quot;/g&quot; *.svg" calcext:value-type="string">
            <text:p>sed -i --follow-symlinks "s/"#50b4ec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&quot;&amp;[.C286]&amp;&quot;#&quot;&amp;LOWER([.A286])&amp;[.C286]&amp;&quot;/&quot;&amp;[.C286]&amp;&quot;#&quot;&amp;LOWER([.B286])&amp;[.C286]&amp;&quot;/g&quot;&amp;[.C286]&amp;&quot; *.svg&quot;" office:value-type="string" office:string-value="sed -i --follow-symlinks &quot;s/&quot;#525252&quot;/&quot;#44475a&quot;/g&quot; *.svg" calcext:value-type="string">
            <text:p>sed -i --follow-symlinks "s/"#525252"/"#44475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&quot;&amp;[.C287]&amp;&quot;#&quot;&amp;LOWER([.A287])&amp;[.C287]&amp;&quot;/&quot;&amp;[.C287]&amp;&quot;#&quot;&amp;LOWER([.B287])&amp;[.C287]&amp;&quot;/g&quot;&amp;[.C287]&amp;&quot; *.svg&quot;" office:value-type="string" office:string-value="sed -i --follow-symlinks &quot;s/&quot;#6671c2&quot;/&quot;#7b7bbd&quot;/g&quot; *.svg" calcext:value-type="string">
            <text:p>sed -i --follow-symlinks "s/"#6671c2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&quot;&amp;[.C288]&amp;&quot;#&quot;&amp;LOWER([.A288])&amp;[.C288]&amp;&quot;/&quot;&amp;[.C288]&amp;&quot;#&quot;&amp;LOWER([.B288])&amp;[.C288]&amp;&quot;/g&quot;&amp;[.C288]&amp;&quot; *.svg&quot;" office:value-type="string" office:string-value="sed -i --follow-symlinks &quot;s/&quot;#f2793f&quot;/&quot;#c7925b&quot;/g&quot; *.svg" calcext:value-type="string">
            <text:p>sed -i --follow-symlinks "s/"#f2793f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&quot;&amp;[.C289]&amp;&quot;#&quot;&amp;LOWER([.A289])&amp;[.C289]&amp;&quot;/&quot;&amp;[.C289]&amp;&quot;#&quot;&amp;LOWER([.B289])&amp;[.C289]&amp;&quot;/g&quot;&amp;[.C289]&amp;&quot; *.svg&quot;" office:value-type="string" office:string-value="sed -i --follow-symlinks &quot;s/&quot;#1e3440&quot;/&quot;#282a36&quot;/g&quot; *.svg" calcext:value-type="string">
            <text:p>sed -i --follow-symlinks "s/"#1e3440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&quot;&amp;[.C290]&amp;&quot;#&quot;&amp;LOWER([.A290])&amp;[.C290]&amp;&quot;/&quot;&amp;[.C290]&amp;&quot;#&quot;&amp;LOWER([.B290])&amp;[.C290]&amp;&quot;/g&quot;&amp;[.C290]&amp;&quot; *.svg&quot;" office:value-type="string" office:string-value="sed -i --follow-symlinks &quot;s/&quot;#c0e5fb&quot;/&quot;#a6edfa&quot;/g&quot; *.svg" calcext:value-type="string">
            <text:p>sed -i --follow-symlinks "s/"#c0e5fb"/"#a6edf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&quot;&amp;[.C291]&amp;&quot;#&quot;&amp;LOWER([.A291])&amp;[.C291]&amp;&quot;/&quot;&amp;[.C291]&amp;&quot;#&quot;&amp;LOWER([.B291])&amp;[.C291]&amp;&quot;/g&quot;&amp;[.C291]&amp;&quot; *.svg&quot;" office:value-type="string" office:string-value="sed -i --follow-symlinks &quot;s/&quot;#1fa3f7&quot;/&quot;#13b1d5&quot;/g&quot; *.svg" calcext:value-type="string">
            <text:p>sed -i --follow-symlinks "s/"#1fa3f7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&quot;&amp;[.C292]&amp;&quot;#&quot;&amp;LOWER([.A292])&amp;[.C292]&amp;&quot;/&quot;&amp;[.C292]&amp;&quot;#&quot;&amp;LOWER([.B292])&amp;[.C292]&amp;&quot;/g&quot;&amp;[.C292]&amp;&quot; *.svg&quot;" office:value-type="string" office:string-value="sed -i --follow-symlinks &quot;s/&quot;#f8901b&quot;/&quot;#c7925b&quot;/g&quot; *.svg" calcext:value-type="string">
            <text:p>sed -i --follow-symlinks "s/"#f8901b"/"#c7925b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3]&amp;&quot;s/&quot;&amp;[.C293]&amp;&quot;#&quot;&amp;LOWER([.A293])&amp;[.C293]&amp;&quot;/&quot;&amp;[.C293]&amp;&quot;#&quot;&amp;LOWER([.B293])&amp;[.C293]&amp;&quot;/g&quot;&amp;[.C29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4]&amp;&quot;s/&quot;&amp;[.C294]&amp;&quot;#&quot;&amp;LOWER([.A294])&amp;[.C294]&amp;&quot;/&quot;&amp;[.C294]&amp;&quot;#&quot;&amp;LOWER([.B294])&amp;[.C294]&amp;&quot;/g&quot;&amp;[.C29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5]&amp;&quot;s/&quot;&amp;[.C295]&amp;&quot;#&quot;&amp;LOWER([.A295])&amp;[.C295]&amp;&quot;/&quot;&amp;[.C295]&amp;&quot;#&quot;&amp;LOWER([.B295])&amp;[.C295]&amp;&quot;/g&quot;&amp;[.C29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6]&amp;&quot;s/&quot;&amp;[.C296]&amp;&quot;#&quot;&amp;LOWER([.A296])&amp;[.C296]&amp;&quot;/&quot;&amp;[.C296]&amp;&quot;#&quot;&amp;LOWER([.B296])&amp;[.C296]&amp;&quot;/g&quot;&amp;[.C29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7]&amp;&quot;s/&quot;&amp;[.C297]&amp;&quot;#&quot;&amp;LOWER([.A297])&amp;[.C297]&amp;&quot;/&quot;&amp;[.C297]&amp;&quot;#&quot;&amp;LOWER([.B297])&amp;[.C297]&amp;&quot;/g&quot;&amp;[.C29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8]&amp;&quot;s/&quot;&amp;[.C298]&amp;&quot;#&quot;&amp;LOWER([.A298])&amp;[.C298]&amp;&quot;/&quot;&amp;[.C298]&amp;&quot;#&quot;&amp;LOWER([.B298])&amp;[.C298]&amp;&quot;/g&quot;&amp;[.C29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299]&amp;&quot;s/&quot;&amp;[.C299]&amp;&quot;#&quot;&amp;LOWER([.A299])&amp;[.C299]&amp;&quot;/&quot;&amp;[.C299]&amp;&quot;#&quot;&amp;LOWER([.B299])&amp;[.C299]&amp;&quot;/g&quot;&amp;[.C29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0]&amp;&quot;s/&quot;&amp;[.C300]&amp;&quot;#&quot;&amp;LOWER([.A300])&amp;[.C300]&amp;&quot;/&quot;&amp;[.C300]&amp;&quot;#&quot;&amp;LOWER([.B300])&amp;[.C300]&amp;&quot;/g&quot;&amp;[.C30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1]&amp;&quot;s/&quot;&amp;[.C301]&amp;&quot;#&quot;&amp;LOWER([.A301])&amp;[.C301]&amp;&quot;/&quot;&amp;[.C301]&amp;&quot;#&quot;&amp;LOWER([.B301])&amp;[.C301]&amp;&quot;/g&quot;&amp;[.C30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2]&amp;&quot;s/&quot;&amp;[.C302]&amp;&quot;#&quot;&amp;LOWER([.A302])&amp;[.C302]&amp;&quot;/&quot;&amp;[.C302]&amp;&quot;#&quot;&amp;LOWER([.B302])&amp;[.C302]&amp;&quot;/g&quot;&amp;[.C30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3]&amp;&quot;s/&quot;&amp;[.C303]&amp;&quot;#&quot;&amp;LOWER([.A303])&amp;[.C303]&amp;&quot;/&quot;&amp;[.C303]&amp;&quot;#&quot;&amp;LOWER([.B303])&amp;[.C303]&amp;&quot;/g&quot;&amp;[.C30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4]&amp;&quot;s/&quot;&amp;[.C304]&amp;&quot;#&quot;&amp;LOWER([.A304])&amp;[.C304]&amp;&quot;/&quot;&amp;[.C304]&amp;&quot;#&quot;&amp;LOWER([.B304])&amp;[.C304]&amp;&quot;/g&quot;&amp;[.C30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5]&amp;&quot;s/&quot;&amp;[.C305]&amp;&quot;#&quot;&amp;LOWER([.A305])&amp;[.C305]&amp;&quot;/&quot;&amp;[.C305]&amp;&quot;#&quot;&amp;LOWER([.B305])&amp;[.C305]&amp;&quot;/g&quot;&amp;[.C30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6]&amp;&quot;s/&quot;&amp;[.C306]&amp;&quot;#&quot;&amp;LOWER([.A306])&amp;[.C306]&amp;&quot;/&quot;&amp;[.C306]&amp;&quot;#&quot;&amp;LOWER([.B306])&amp;[.C306]&amp;&quot;/g&quot;&amp;[.C30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7]&amp;&quot;s/&quot;&amp;[.C307]&amp;&quot;#&quot;&amp;LOWER([.A307])&amp;[.C307]&amp;&quot;/&quot;&amp;[.C307]&amp;&quot;#&quot;&amp;LOWER([.B307])&amp;[.C307]&amp;&quot;/g&quot;&amp;[.C30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8]&amp;&quot;s/&quot;&amp;[.C308]&amp;&quot;#&quot;&amp;LOWER([.A308])&amp;[.C308]&amp;&quot;/&quot;&amp;[.C308]&amp;&quot;#&quot;&amp;LOWER([.B308])&amp;[.C308]&amp;&quot;/g&quot;&amp;[.C30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09]&amp;&quot;s/&quot;&amp;[.C309]&amp;&quot;#&quot;&amp;LOWER([.A309])&amp;[.C309]&amp;&quot;/&quot;&amp;[.C309]&amp;&quot;#&quot;&amp;LOWER([.B309])&amp;[.C309]&amp;&quot;/g&quot;&amp;[.C30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0]&amp;&quot;s/&quot;&amp;[.C310]&amp;&quot;#&quot;&amp;LOWER([.A310])&amp;[.C310]&amp;&quot;/&quot;&amp;[.C310]&amp;&quot;#&quot;&amp;LOWER([.B310])&amp;[.C310]&amp;&quot;/g&quot;&amp;[.C31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1]&amp;&quot;s/&quot;&amp;[.C311]&amp;&quot;#&quot;&amp;LOWER([.A311])&amp;[.C311]&amp;&quot;/&quot;&amp;[.C311]&amp;&quot;#&quot;&amp;LOWER([.B311])&amp;[.C311]&amp;&quot;/g&quot;&amp;[.C31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2]&amp;&quot;s/&quot;&amp;[.C312]&amp;&quot;#&quot;&amp;LOWER([.A312])&amp;[.C312]&amp;&quot;/&quot;&amp;[.C312]&amp;&quot;#&quot;&amp;LOWER([.B312])&amp;[.C312]&amp;&quot;/g&quot;&amp;[.C31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3]&amp;&quot;s/&quot;&amp;[.C313]&amp;&quot;#&quot;&amp;LOWER([.A313])&amp;[.C313]&amp;&quot;/&quot;&amp;[.C313]&amp;&quot;#&quot;&amp;LOWER([.B313])&amp;[.C313]&amp;&quot;/g&quot;&amp;[.C31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4]&amp;&quot;s/&quot;&amp;[.C314]&amp;&quot;#&quot;&amp;LOWER([.A314])&amp;[.C314]&amp;&quot;/&quot;&amp;[.C314]&amp;&quot;#&quot;&amp;LOWER([.B314])&amp;[.C314]&amp;&quot;/g&quot;&amp;[.C31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5]&amp;&quot;s/&quot;&amp;[.C315]&amp;&quot;#&quot;&amp;LOWER([.A315])&amp;[.C315]&amp;&quot;/&quot;&amp;[.C315]&amp;&quot;#&quot;&amp;LOWER([.B315])&amp;[.C315]&amp;&quot;/g&quot;&amp;[.C31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6]&amp;&quot;s/&quot;&amp;[.C316]&amp;&quot;#&quot;&amp;LOWER([.A316])&amp;[.C316]&amp;&quot;/&quot;&amp;[.C316]&amp;&quot;#&quot;&amp;LOWER([.B316])&amp;[.C316]&amp;&quot;/g&quot;&amp;[.C31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7]&amp;&quot;s/&quot;&amp;[.C317]&amp;&quot;#&quot;&amp;LOWER([.A317])&amp;[.C317]&amp;&quot;/&quot;&amp;[.C317]&amp;&quot;#&quot;&amp;LOWER([.B317])&amp;[.C317]&amp;&quot;/g&quot;&amp;[.C31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18]&amp;&quot;s/&quot;&amp;[.C318]&amp;&quot;#&quot;&amp;LOWER([.A318])&amp;[.C318]&amp;&quot;/&quot;&amp;[.C318]&amp;&quot;#&quot;&amp;LOWER([.B318])&amp;[.C318]&amp;&quot;/g&quot;&amp;[.C31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86">
          <table:table-cell table:style-name="ce1" table:number-columns-repeated="2"/>
          <table:table-cell table:number-columns-repeated="3"/>
        </table:table-row>
        <table:table-row table:style-name="ro1" table:number-rows-repeated="10481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3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6T19:40:54.105162592</dc:date>
    <meta:editing-duration>PT7H22M58S</meta:editing-duration>
    <meta:editing-cycles>101</meta:editing-cycles>
    <meta:generator>LibreOffice/7.4.5.1$Linux_X86_64 LibreOffice_project/40$Build-1</meta:generator>
    <meta:document-statistic meta:table-count="1" meta:cell-count="1449" meta:object-count="0"/>
  </office:meta>
</office:document-meta>
</file>